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0625in"/>
    </style:style>
    <style:style style:name="Table1.B" style:family="table-column">
      <style:table-column-properties style:column-width="3.63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A8" style:family="table-cell">
      <style:table-cell-properties fo:padding="0in" fo:border="none" style:writing-mode="page"/>
    </style:style>
    <style:style style:name="Table1.B8" style:family="table-cell">
      <style:table-cell-properties fo:padding="0in" fo:border="none" style:writing-mode="page"/>
    </style:style>
    <style:style style:name="Table1.A9" style:family="table-cell">
      <style:table-cell-properties fo:padding="0in" fo:border="none" style:writing-mode="page"/>
    </style:style>
    <style:style style:name="Table1.B9" style:family="table-cell">
      <style:table-cell-properties fo:padding="0in" fo:border="none" style:writing-mode="page"/>
    </style:style>
    <style:style style:name="Table1.A10" style:family="table-cell">
      <style:table-cell-properties fo:padding="0in" fo:border="none" style:writing-mode="page"/>
    </style:style>
    <style:style style:name="Table1.B10" style:family="table-cell">
      <style:table-cell-properties fo:padding="0in" fo:border="none" style:writing-mode="page"/>
    </style:style>
    <style:style style:name="Table1.A11" style:family="table-cell">
      <style:table-cell-properties fo:padding="0in" fo:border="none" style:writing-mode="page"/>
    </style:style>
    <style:style style:name="Table1.B11" style:family="table-cell">
      <style:table-cell-properties fo:padding="0in" fo:border="none" style:writing-mode="page"/>
    </style:style>
    <style:style style:name="Table1.A12" style:family="table-cell">
      <style:table-cell-properties fo:padding="0in" fo:border="none" style:writing-mode="page"/>
    </style:style>
    <style:style style:name="Table1.B12" style:family="table-cell">
      <style:table-cell-properties fo:padding="0in" fo:border="none" style:writing-mode="page"/>
    </style:style>
    <style:style style:name="Table1.A13" style:family="table-cell">
      <style:table-cell-properties fo:padding="0in" fo:border="none" style:writing-mode="page"/>
    </style:style>
    <style:style style:name="Table1.B13" style:family="table-cell">
      <style:table-cell-properties fo:padding="0in" fo:border="none" style:writing-mode="page"/>
    </style:style>
    <style:style style:name="Table1.A14" style:family="table-cell">
      <style:table-cell-properties fo:padding="0in" fo:border="none" style:writing-mode="page"/>
    </style:style>
    <style:style style:name="Table1.B14" style:family="table-cell">
      <style:table-cell-properties fo:padding="0in" fo:border="none" style:writing-mode="page"/>
    </style:style>
    <style:style style:name="Table_5f_Appendix-A" style:display-name="Table_Appendix-A" style:family="table">
      <style:table-properties style:width="5.8097in" table:align="left" fo:background-color="transparent">
        <style:background-image/>
      </style:table-properties>
    </style:style>
    <style:style style:name="Table_5f_Appendix-A.A" style:display-name="Table_Appendix-A.A" style:family="table-column">
      <style:table-column-properties style:column-width="0.3063in"/>
    </style:style>
    <style:style style:name="Table_5f_Appendix-A.B" style:display-name="Table_Appendix-A.B" style:family="table-column">
      <style:table-column-properties style:column-width="0.8771in"/>
    </style:style>
    <style:style style:name="Table_5f_Appendix-A.C" style:display-name="Table_Appendix-A.C" style:family="table-column">
      <style:table-column-properties style:column-width="0.9979in"/>
    </style:style>
    <style:style style:name="Table_5f_Appendix-A.D" style:display-name="Table_Appendix-A.D" style:family="table-column">
      <style:table-column-properties style:column-width="0.8764in"/>
    </style:style>
    <style:style style:name="Table_5f_Appendix-A.F" style:display-name="Table_Appendix-A.F" style:family="table-column">
      <style:table-column-properties style:column-width="1.7542in"/>
    </style:style>
    <style:style style:name="Table_5f_Appendix-A.1" style:display-name="Table_Appendix-A.1" style:family="table-row">
      <style:table-row-properties fo:background-color="transparent">
        <style:background-image/>
      </style:table-row-properties>
    </style:style>
    <style:style style:name="Table_5f_Appendix-A.A1" style:display-name="Table_Appendix-A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_5f_Appendix-A.A2" style:display-name="Table_Appendix-A.A2" style:family="table-cell">
      <style:table-cell-properties fo:padding="0in" fo:border="none" style:writing-mode="page"/>
    </style:style>
    <style:style style:name="Table_5f_Appendix-A.B2" style:display-name="Table_Appendix-A.B2" style:family="table-cell">
      <style:table-cell-properties fo:padding="0in" fo:border="none" style:writing-mode="page"/>
    </style:style>
    <style:style style:name="Table_5f_Appendix-A.C2" style:display-name="Table_Appendix-A.C2" style:family="table-cell">
      <style:table-cell-properties fo:padding="0in" fo:border="none" style:writing-mode="page"/>
    </style:style>
    <style:style style:name="Table_5f_Appendix-A.D2" style:display-name="Table_Appendix-A.D2" style:family="table-cell">
      <style:table-cell-properties fo:padding="0in" fo:border="none" style:writing-mode="page"/>
    </style:style>
    <style:style style:name="Table_5f_Appendix-A.E2" style:display-name="Table_Appendix-A.E2" style:family="table-cell">
      <style:table-cell-properties fo:padding="0in" fo:border="none" style:writing-mode="page"/>
    </style:style>
    <style:style style:name="Table_5f_Appendix-A.F2" style:display-name="Table_Appendix-A.F2" style:family="table-cell">
      <style:table-cell-properties style:vertical-align="middle" fo:padding="0in" fo:border="none" style:writing-mode="page"/>
    </style:style>
    <style:style style:name="Table_5f_Appendix-A.A3" style:display-name="Table_Appendix-A.A3" style:family="table-cell">
      <style:table-cell-properties fo:padding="0in" fo:border="none" style:writing-mode="page"/>
    </style:style>
    <style:style style:name="Table_5f_Appendix-A.B3" style:display-name="Table_Appendix-A.B3" style:family="table-cell">
      <style:table-cell-properties fo:padding="0in" fo:border="none" style:writing-mode="page"/>
    </style:style>
    <style:style style:name="Table_5f_Appendix-A.C3" style:display-name="Table_Appendix-A.C3" style:family="table-cell">
      <style:table-cell-properties fo:padding="0in" fo:border="none" style:writing-mode="page"/>
    </style:style>
    <style:style style:name="Table_5f_Appendix-A.D3" style:display-name="Table_Appendix-A.D3" style:family="table-cell">
      <style:table-cell-properties fo:padding="0in" fo:border="none" style:writing-mode="page"/>
    </style:style>
    <style:style style:name="Table_5f_Appendix-A.E3" style:display-name="Table_Appendix-A.E3" style:family="table-cell">
      <style:table-cell-properties fo:padding="0in" fo:border="none" style:writing-mode="page"/>
    </style:style>
    <style:style style:name="Table_5f_Appendix-A.A4" style:display-name="Table_Appendix-A.A4" style:family="table-cell">
      <style:table-cell-properties fo:padding="0in" fo:border="none" style:writing-mode="page"/>
    </style:style>
    <style:style style:name="Table_5f_Appendix-A.B4" style:display-name="Table_Appendix-A.B4" style:family="table-cell">
      <style:table-cell-properties fo:padding="0in" fo:border="none" style:writing-mode="page"/>
    </style:style>
    <style:style style:name="Table_5f_Appendix-A.C4" style:display-name="Table_Appendix-A.C4" style:family="table-cell">
      <style:table-cell-properties fo:padding="0in" fo:border="none" style:writing-mode="page"/>
    </style:style>
    <style:style style:name="Table_5f_Appendix-A.D4" style:display-name="Table_Appendix-A.D4" style:family="table-cell">
      <style:table-cell-properties fo:padding="0in" fo:border="none" style:writing-mode="page"/>
    </style:style>
    <style:style style:name="Table_5f_Appendix-A.E4" style:display-name="Table_Appendix-A.E4" style:family="table-cell">
      <style:table-cell-properties fo:padding="0in" fo:border="none" style:writing-mode="page"/>
    </style:style>
    <style:style style:name="Table_5f_Appendix-A.A5" style:display-name="Table_Appendix-A.A5" style:family="table-cell">
      <style:table-cell-properties fo:padding="0in" fo:border="none" style:writing-mode="page"/>
    </style:style>
    <style:style style:name="Table_5f_Appendix-A.B5" style:display-name="Table_Appendix-A.B5" style:family="table-cell">
      <style:table-cell-properties fo:padding="0in" fo:border="none" style:writing-mode="page"/>
    </style:style>
    <style:style style:name="Table_5f_Appendix-A.C5" style:display-name="Table_Appendix-A.C5" style:family="table-cell">
      <style:table-cell-properties fo:padding="0in" fo:border="none" style:writing-mode="page"/>
    </style:style>
    <style:style style:name="Table_5f_Appendix-A.D5" style:display-name="Table_Appendix-A.D5" style:family="table-cell">
      <style:table-cell-properties fo:padding="0in" fo:border="none" style:writing-mode="page"/>
    </style:style>
    <style:style style:name="Table_5f_Appendix-A.E5" style:display-name="Table_Appendix-A.E5" style:family="table-cell">
      <style:table-cell-properties fo:padding="0in" fo:border="none" style:writing-mode="page"/>
    </style:style>
    <style:style style:name="Table_5f_Appendix-A.A6" style:display-name="Table_Appendix-A.A6" style:family="table-cell">
      <style:table-cell-properties fo:padding="0in" fo:border="none" style:writing-mode="page"/>
    </style:style>
    <style:style style:name="Table_5f_Appendix-A.B6" style:display-name="Table_Appendix-A.B6" style:family="table-cell">
      <style:table-cell-properties fo:padding="0in" fo:border="none" style:writing-mode="page"/>
    </style:style>
    <style:style style:name="Table_5f_Appendix-A.C6" style:display-name="Table_Appendix-A.C6" style:family="table-cell">
      <style:table-cell-properties fo:padding="0in" fo:border="none" style:writing-mode="page"/>
    </style:style>
    <style:style style:name="Table_5f_Appendix-A.D6" style:display-name="Table_Appendix-A.D6" style:family="table-cell">
      <style:table-cell-properties fo:padding="0in" fo:border="none" style:writing-mode="page"/>
    </style:style>
    <style:style style:name="Table_5f_Appendix-A.E6" style:display-name="Table_Appendix-A.E6" style:family="table-cell">
      <style:table-cell-properties fo:padding="0in" fo:border="none" style:writing-mode="page"/>
    </style:style>
    <style:style style:name="Table_5f_Appendix-A.A7" style:display-name="Table_Appendix-A.A7" style:family="table-cell">
      <style:table-cell-properties fo:padding="0in" fo:border="none" style:writing-mode="page"/>
    </style:style>
    <style:style style:name="Table_5f_Appendix-A.B7" style:display-name="Table_Appendix-A.B7" style:family="table-cell">
      <style:table-cell-properties fo:padding="0in" fo:border="none" style:writing-mode="page"/>
    </style:style>
    <style:style style:name="Table_5f_Appendix-A.C7" style:display-name="Table_Appendix-A.C7" style:family="table-cell">
      <style:table-cell-properties fo:padding="0in" fo:border="none" style:writing-mode="page"/>
    </style:style>
    <style:style style:name="Table_5f_Appendix-A.D7" style:display-name="Table_Appendix-A.D7" style:family="table-cell">
      <style:table-cell-properties fo:padding="0in" fo:border="none" style:writing-mode="page"/>
    </style:style>
    <style:style style:name="Table_5f_Appendix-A.E7" style:display-name="Table_Appendix-A.E7" style:family="table-cell">
      <style:table-cell-properties fo:padding="0in" fo:border="none" style:writing-mode="page"/>
    </style:style>
    <style:style style:name="Table_5f_Appendix-A.A8" style:display-name="Table_Appendix-A.A8" style:family="table-cell">
      <style:table-cell-properties fo:padding="0in" fo:border="none" style:writing-mode="page"/>
    </style:style>
    <style:style style:name="Table_5f_Appendix-A.B8" style:display-name="Table_Appendix-A.B8" style:family="table-cell">
      <style:table-cell-properties fo:padding="0in" fo:border="none" style:writing-mode="page"/>
    </style:style>
    <style:style style:name="Table_5f_Appendix-A.C8" style:display-name="Table_Appendix-A.C8" style:family="table-cell">
      <style:table-cell-properties fo:padding="0in" fo:border="none" style:writing-mode="page"/>
    </style:style>
    <style:style style:name="Table_5f_Appendix-A.D8" style:display-name="Table_Appendix-A.D8" style:family="table-cell">
      <style:table-cell-properties fo:padding="0in" fo:border="none" style:writing-mode="page"/>
    </style:style>
    <style:style style:name="Table_5f_Appendix-A.E8" style:display-name="Table_Appendix-A.E8" style:family="table-cell">
      <style:table-cell-properties fo:padding="0in" fo:border="none" style:writing-mode="page"/>
    </style:style>
    <style:style style:name="Table_5f_Appendix-A.A9" style:display-name="Table_Appendix-A.A9" style:family="table-cell">
      <style:table-cell-properties fo:padding="0in" fo:border="none" style:writing-mode="page"/>
    </style:style>
    <style:style style:name="Table_5f_Appendix-A.B9" style:display-name="Table_Appendix-A.B9" style:family="table-cell">
      <style:table-cell-properties fo:padding="0in" fo:border="none" style:writing-mode="page"/>
    </style:style>
    <style:style style:name="Table_5f_Appendix-A.C9" style:display-name="Table_Appendix-A.C9" style:family="table-cell">
      <style:table-cell-properties fo:padding="0in" fo:border="none" style:writing-mode="page"/>
    </style:style>
    <style:style style:name="Table_5f_Appendix-A.D9" style:display-name="Table_Appendix-A.D9" style:family="table-cell">
      <style:table-cell-properties fo:padding="0in" fo:border="none" style:writing-mode="page"/>
    </style:style>
    <style:style style:name="Table_5f_Appendix-A.E9" style:display-name="Table_Appendix-A.E9" style:family="table-cell">
      <style:table-cell-properties fo:padding="0in" fo:border="none" style:writing-mode="page"/>
    </style:style>
    <style:style style:name="Table_5f_Appendix-A.A10" style:display-name="Table_Appendix-A.A10" style:family="table-cell">
      <style:table-cell-properties fo:padding="0in" fo:border="none" style:writing-mode="page"/>
    </style:style>
    <style:style style:name="Table_5f_Appendix-A.B10" style:display-name="Table_Appendix-A.B10" style:family="table-cell">
      <style:table-cell-properties fo:padding="0in" fo:border="none" style:writing-mode="page"/>
    </style:style>
    <style:style style:name="Table_5f_Appendix-A.C10" style:display-name="Table_Appendix-A.C10" style:family="table-cell">
      <style:table-cell-properties fo:padding="0in" fo:border="none" style:writing-mode="page"/>
    </style:style>
    <style:style style:name="Table_5f_Appendix-A.D10" style:display-name="Table_Appendix-A.D10" style:family="table-cell">
      <style:table-cell-properties fo:padding="0in" fo:border="none" style:writing-mode="page"/>
    </style:style>
    <style:style style:name="Table_5f_Appendix-A.E10" style:display-name="Table_Appendix-A.E10" style:family="table-cell">
      <style:table-cell-properties fo:padding="0in" fo:border="none" style:writing-mode="page"/>
    </style:style>
    <style:style style:name="Table_5f_Appendix-A.A11" style:display-name="Table_Appendix-A.A11" style:family="table-cell">
      <style:table-cell-properties fo:padding="0in" fo:border="none" style:writing-mode="page"/>
    </style:style>
    <style:style style:name="Table_5f_Appendix-A.B11" style:display-name="Table_Appendix-A.B11" style:family="table-cell">
      <style:table-cell-properties fo:padding="0in" fo:border="none" style:writing-mode="page"/>
    </style:style>
    <style:style style:name="Table_5f_Appendix-A.C11" style:display-name="Table_Appendix-A.C11" style:family="table-cell">
      <style:table-cell-properties fo:padding="0in" fo:border="none" style:writing-mode="page"/>
    </style:style>
    <style:style style:name="Table_5f_Appendix-A.D11" style:display-name="Table_Appendix-A.D11" style:family="table-cell">
      <style:table-cell-properties fo:padding="0in" fo:border="none" style:writing-mode="page"/>
    </style:style>
    <style:style style:name="Table_5f_Appendix-A.E11" style:display-name="Table_Appendix-A.E11" style:family="table-cell">
      <style:table-cell-properties fo:padding="0in" fo:border="none" style:writing-mode="page"/>
    </style:style>
    <style:style style:name="Table_5f_Appendix-A.A12" style:display-name="Table_Appendix-A.A12" style:family="table-cell">
      <style:table-cell-properties fo:padding="0in" fo:border="none" style:writing-mode="page"/>
    </style:style>
    <style:style style:name="Table_5f_Appendix-A.B12" style:display-name="Table_Appendix-A.B12" style:family="table-cell">
      <style:table-cell-properties fo:padding="0in" fo:border="none" style:writing-mode="page"/>
    </style:style>
    <style:style style:name="Table_5f_Appendix-A.C12" style:display-name="Table_Appendix-A.C12" style:family="table-cell">
      <style:table-cell-properties fo:padding="0in" fo:border="none" style:writing-mode="page"/>
    </style:style>
    <style:style style:name="Table_5f_Appendix-A.D12" style:display-name="Table_Appendix-A.D12" style:family="table-cell">
      <style:table-cell-properties fo:padding="0in" fo:border="none" style:writing-mode="page"/>
    </style:style>
    <style:style style:name="Table_5f_Appendix-A.E12" style:display-name="Table_Appendix-A.E12" style:family="table-cell">
      <style:table-cell-properties fo:padding="0in" fo:border="none" style:writing-mode="page"/>
    </style:style>
    <style:style style:name="Table_5f_Appendix-A.A13" style:display-name="Table_Appendix-A.A13" style:family="table-cell">
      <style:table-cell-properties fo:padding="0in" fo:border="none" style:writing-mode="page"/>
    </style:style>
    <style:style style:name="Table_5f_Appendix-A.B13" style:display-name="Table_Appendix-A.B13" style:family="table-cell">
      <style:table-cell-properties fo:padding="0in" fo:border="none" style:writing-mode="page"/>
    </style:style>
    <style:style style:name="Table_5f_Appendix-A.C13" style:display-name="Table_Appendix-A.C13" style:family="table-cell">
      <style:table-cell-properties fo:padding="0in" fo:border="none" style:writing-mode="page"/>
    </style:style>
    <style:style style:name="Table_5f_Appendix-A.D13" style:display-name="Table_Appendix-A.D13" style:family="table-cell">
      <style:table-cell-properties fo:padding="0in" fo:border="none" style:writing-mode="page"/>
    </style:style>
    <style:style style:name="Table_5f_Appendix-A.E13" style:display-name="Table_Appendix-A.E13" style:family="table-cell">
      <style:table-cell-properties fo:padding="0in" fo:border="none" style:writing-mode="page"/>
    </style:style>
    <style:style style:name="Table_5f_Appendix-A.A14" style:display-name="Table_Appendix-A.A14" style:family="table-cell">
      <style:table-cell-properties fo:padding="0in" fo:border="none" style:writing-mode="page"/>
    </style:style>
    <style:style style:name="Table_5f_Appendix-A.B14" style:display-name="Table_Appendix-A.B14" style:family="table-cell">
      <style:table-cell-properties fo:padding="0in" fo:border="none" style:writing-mode="page"/>
    </style:style>
    <style:style style:name="Table_5f_Appendix-A.C14" style:display-name="Table_Appendix-A.C14" style:family="table-cell">
      <style:table-cell-properties fo:padding="0in" fo:border="none" style:writing-mode="page"/>
    </style:style>
    <style:style style:name="Table_5f_Appendix-A.D14" style:display-name="Table_Appendix-A.D14" style:family="table-cell">
      <style:table-cell-properties fo:padding="0in" fo:border="none" style:writing-mode="page"/>
    </style:style>
    <style:style style:name="Table_5f_Appendix-A.E14" style:display-name="Table_Appendix-A.E14" style:family="table-cell">
      <style:table-cell-properties fo:padding="0in" fo:border="none" style:writing-mode="page"/>
    </style:style>
    <style:style style:name="Table_5f_Appendix-A.A15" style:display-name="Table_Appendix-A.A15" style:family="table-cell">
      <style:table-cell-properties fo:padding="0in" fo:border="none" style:writing-mode="page"/>
    </style:style>
    <style:style style:name="Table_5f_Appendix-A.B15" style:display-name="Table_Appendix-A.B15" style:family="table-cell">
      <style:table-cell-properties fo:padding="0in" fo:border="none" style:writing-mode="page"/>
    </style:style>
    <style:style style:name="Table_5f_Appendix-A.C15" style:display-name="Table_Appendix-A.C15" style:family="table-cell">
      <style:table-cell-properties fo:padding="0in" fo:border="none" style:writing-mode="page"/>
    </style:style>
    <style:style style:name="Table_5f_Appendix-A.D15" style:display-name="Table_Appendix-A.D15" style:family="table-cell">
      <style:table-cell-properties fo:padding="0in" fo:border="none" style:writing-mode="page"/>
    </style:style>
    <style:style style:name="Table_5f_Appendix-A.E15" style:display-name="Table_Appendix-A.E15" style:family="table-cell">
      <style:table-cell-properties fo:padding="0in" fo:border="none" style:writing-mode="page"/>
    </style:style>
    <style:style style:name="Table_5f_Appendix-A.A16" style:display-name="Table_Appendix-A.A16" style:family="table-cell">
      <style:table-cell-properties fo:padding="0in" fo:border="none" style:writing-mode="page"/>
    </style:style>
    <style:style style:name="Table_5f_Appendix-A.B16" style:display-name="Table_Appendix-A.B16" style:family="table-cell">
      <style:table-cell-properties fo:padding="0in" fo:border="none" style:writing-mode="page"/>
    </style:style>
    <style:style style:name="Table_5f_Appendix-A.C16" style:display-name="Table_Appendix-A.C16" style:family="table-cell">
      <style:table-cell-properties fo:padding="0in" fo:border="none" style:writing-mode="page"/>
    </style:style>
    <style:style style:name="Table_5f_Appendix-A.D16" style:display-name="Table_Appendix-A.D16" style:family="table-cell">
      <style:table-cell-properties fo:padding="0in" fo:border="none" style:writing-mode="page"/>
    </style:style>
    <style:style style:name="Table_5f_Appendix-A.E16" style:display-name="Table_Appendix-A.E16" style:family="table-cell">
      <style:table-cell-properties fo:padding="0in" fo:border="none" style:writing-mode="page"/>
    </style:style>
    <style:style style:name="Table_5f_Appendix-A.A17" style:display-name="Table_Appendix-A.A17" style:family="table-cell">
      <style:table-cell-properties fo:padding="0in" fo:border="none" style:writing-mode="page"/>
    </style:style>
    <style:style style:name="Table_5f_Appendix-A.B17" style:display-name="Table_Appendix-A.B17" style:family="table-cell">
      <style:table-cell-properties fo:padding="0in" fo:border="none" style:writing-mode="page"/>
    </style:style>
    <style:style style:name="Table_5f_Appendix-A.C17" style:display-name="Table_Appendix-A.C17" style:family="table-cell">
      <style:table-cell-properties fo:padding="0in" fo:border="none" style:writing-mode="page"/>
    </style:style>
    <style:style style:name="Table_5f_Appendix-A.D17" style:display-name="Table_Appendix-A.D17" style:family="table-cell">
      <style:table-cell-properties fo:padding="0in" fo:border="none" style:writing-mode="page"/>
    </style:style>
    <style:style style:name="Table_5f_Appendix-A.E17" style:display-name="Table_Appendix-A.E17" style:family="table-cell">
      <style:table-cell-properties fo:padding="0in" fo:border="none" style:writing-mode="page"/>
    </style:style>
    <style:style style:name="Table_5f_Appendix-A.A18" style:display-name="Table_Appendix-A.A18" style:family="table-cell">
      <style:table-cell-properties fo:padding="0in" fo:border="none" style:writing-mode="page"/>
    </style:style>
    <style:style style:name="Table_5f_Appendix-A.B18" style:display-name="Table_Appendix-A.B18" style:family="table-cell">
      <style:table-cell-properties fo:padding="0in" fo:border="none" style:writing-mode="page"/>
    </style:style>
    <style:style style:name="Table_5f_Appendix-A.C18" style:display-name="Table_Appendix-A.C18" style:family="table-cell">
      <style:table-cell-properties fo:padding="0in" fo:border="none" style:writing-mode="page"/>
    </style:style>
    <style:style style:name="Table_5f_Appendix-A.D18" style:display-name="Table_Appendix-A.D18" style:family="table-cell">
      <style:table-cell-properties fo:padding="0in" fo:border="none" style:writing-mode="page"/>
    </style:style>
    <style:style style:name="Table_5f_Appendix-A.E18" style:display-name="Table_Appendix-A.E18" style:family="table-cell">
      <style:table-cell-properties fo:padding="0in" fo:border="none" style:writing-mode="page"/>
    </style:style>
    <style:style style:name="Table_5f_Appendix-A.A19" style:display-name="Table_Appendix-A.A19" style:family="table-cell">
      <style:table-cell-properties fo:padding="0in" fo:border="none" style:writing-mode="page"/>
    </style:style>
    <style:style style:name="Table_5f_Appendix-A.B19" style:display-name="Table_Appendix-A.B19" style:family="table-cell">
      <style:table-cell-properties fo:padding="0in" fo:border="none" style:writing-mode="page"/>
    </style:style>
    <style:style style:name="Table_5f_Appendix-A.C19" style:display-name="Table_Appendix-A.C19" style:family="table-cell">
      <style:table-cell-properties fo:padding="0in" fo:border="none" style:writing-mode="page"/>
    </style:style>
    <style:style style:name="Table_5f_Appendix-A.D19" style:display-name="Table_Appendix-A.D19" style:family="table-cell">
      <style:table-cell-properties fo:padding="0in" fo:border="none" style:writing-mode="page"/>
    </style:style>
    <style:style style:name="Table_5f_Appendix-A.E19" style:display-name="Table_Appendix-A.E19" style:family="table-cell">
      <style:table-cell-properties fo:padding="0in" fo:border="none" style:writing-mode="page"/>
    </style:style>
    <style:style style:name="Table_5f_Appendix-A.A20" style:display-name="Table_Appendix-A.A20" style:family="table-cell">
      <style:table-cell-properties fo:padding="0in" fo:border="none" style:writing-mode="page"/>
    </style:style>
    <style:style style:name="Table_5f_Appendix-A.B20" style:display-name="Table_Appendix-A.B20" style:family="table-cell">
      <style:table-cell-properties fo:padding="0in" fo:border="none" style:writing-mode="page"/>
    </style:style>
    <style:style style:name="Table_5f_Appendix-A.C20" style:display-name="Table_Appendix-A.C20" style:family="table-cell">
      <style:table-cell-properties fo:padding="0in" fo:border="none" style:writing-mode="page"/>
    </style:style>
    <style:style style:name="Table_5f_Appendix-A.D20" style:display-name="Table_Appendix-A.D20" style:family="table-cell">
      <style:table-cell-properties fo:padding="0in" fo:border="none" style:writing-mode="page"/>
    </style:style>
    <style:style style:name="Table_5f_Appendix-A.E20" style:display-name="Table_Appendix-A.E20" style:family="table-cell">
      <style:table-cell-properties fo:padding="0in" fo:border="none" style:writing-mode="page"/>
    </style:style>
    <style:style style:name="Table_5f_Appendix-A.A21" style:display-name="Table_Appendix-A.A21" style:family="table-cell">
      <style:table-cell-properties fo:padding="0in" fo:border="none" style:writing-mode="page"/>
    </style:style>
    <style:style style:name="Table_5f_Appendix-A.B21" style:display-name="Table_Appendix-A.B21" style:family="table-cell">
      <style:table-cell-properties fo:padding="0in" fo:border="none" style:writing-mode="page"/>
    </style:style>
    <style:style style:name="Table_5f_Appendix-A.C21" style:display-name="Table_Appendix-A.C21" style:family="table-cell">
      <style:table-cell-properties fo:padding="0in" fo:border="none" style:writing-mode="page"/>
    </style:style>
    <style:style style:name="Table_5f_Appendix-A.D21" style:display-name="Table_Appendix-A.D21" style:family="table-cell">
      <style:table-cell-properties fo:padding="0in" fo:border="none" style:writing-mode="page"/>
    </style:style>
    <style:style style:name="Table_5f_Appendix-A.E21" style:display-name="Table_Appendix-A.E21" style:family="table-cell">
      <style:table-cell-properties fo:padding="0in" fo:border="none" style:writing-mode="page"/>
    </style:style>
    <style:style style:name="Table3_5f_PosOnSecExample" style:display-name="Table3_PosOnSecExample" style:family="table">
      <style:table-properties style:width="5.8111in" table:align="left" fo:background-color="transparent">
        <style:background-image/>
      </style:table-properties>
    </style:style>
    <style:style style:name="Table3_5f_PosOnSecExample.A" style:display-name="Table3_PosOnSecExample.A" style:family="table-column">
      <style:table-column-properties style:column-width="0.2479in"/>
    </style:style>
    <style:style style:name="Table3_5f_PosOnSecExample.B" style:display-name="Table3_PosOnSecExample.B" style:family="table-column">
      <style:table-column-properties style:column-width="0.816in"/>
    </style:style>
    <style:style style:name="Table3_5f_PosOnSecExample.C" style:display-name="Table3_PosOnSecExample.C" style:family="table-column">
      <style:table-column-properties style:column-width="1.7111in"/>
    </style:style>
    <style:style style:name="Table3_5f_PosOnSecExample.D" style:display-name="Table3_PosOnSecExample.D" style:family="table-column">
      <style:table-column-properties style:column-width="1.6in"/>
    </style:style>
    <style:style style:name="Table3_5f_PosOnSecExample.E" style:display-name="Table3_PosOnSecExample.E" style:family="table-column">
      <style:table-column-properties style:column-width="1.4361in"/>
    </style:style>
    <style:style style:name="Table3_5f_PosOnSecExample.1" style:display-name="Table3_PosOnSecExample.1" style:family="table-row">
      <style:table-row-properties fo:background-color="transparent">
        <style:background-image/>
      </style:table-row-properties>
    </style:style>
    <style:style style:name="Table3_5f_PosOnSecExample.A1" style:display-name="Table3_PosOnSecExample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3_5f_PosOnSecExample.A2" style:display-name="Table3_PosOnSecExample.A2" style:family="table-cell">
      <style:table-cell-properties fo:padding="0in" fo:border="none" style:writing-mode="page"/>
    </style:style>
    <style:style style:name="Table3_5f_PosOnSecExample.B2" style:display-name="Table3_PosOnSecExample.B2" style:family="table-cell">
      <style:table-cell-properties fo:padding="0in" fo:border="none" style:writing-mode="page"/>
    </style:style>
    <style:style style:name="Table3_5f_PosOnSecExample.C2" style:display-name="Table3_PosOnSecExample.C2" style:family="table-cell">
      <style:table-cell-properties fo:padding="0in" fo:border="none" style:writing-mode="page"/>
    </style:style>
    <style:style style:name="Table3_5f_PosOnSecExample.D2" style:display-name="Table3_PosOnSecExample.D2" style:family="table-cell">
      <style:table-cell-properties fo:padding="0in" fo:border="none" style:writing-mode="page"/>
    </style:style>
    <style:style style:name="Table3_5f_PosOnSecExample.E2" style:display-name="Table3_PosOnSecExample.E2" style:family="table-cell">
      <style:table-cell-properties fo:padding="0in" fo:border="none" style:writing-mode="page"/>
    </style:style>
    <style:style style:name="Table3_5f_PosOnSecExample.A3" style:display-name="Table3_PosOnSecExample.A3" style:family="table-cell">
      <style:table-cell-properties fo:padding="0in" fo:border="none" style:writing-mode="page"/>
    </style:style>
    <style:style style:name="Table3_5f_PosOnSecExample.B3" style:display-name="Table3_PosOnSecExample.B3" style:family="table-cell">
      <style:table-cell-properties fo:padding="0in" fo:border="none" style:writing-mode="page"/>
    </style:style>
    <style:style style:name="Table3_5f_PosOnSecExample.C3" style:display-name="Table3_PosOnSecExample.C3" style:family="table-cell">
      <style:table-cell-properties fo:padding="0in" fo:border="none" style:writing-mode="page"/>
    </style:style>
    <style:style style:name="Table3_5f_PosOnSecExample.D3" style:display-name="Table3_PosOnSecExample.D3" style:family="table-cell">
      <style:table-cell-properties fo:padding="0in" fo:border="none" style:writing-mode="page"/>
    </style:style>
    <style:style style:name="Table3_5f_PosOnSecExample.E3" style:display-name="Table3_PosOnSecExample.E3" style:family="table-cell">
      <style:table-cell-properties fo:padding="0in" fo:border="none" style:writing-mode="page"/>
    </style:style>
    <style:style style:name="Table3_5f_PosOnSecExample.A4" style:display-name="Table3_PosOnSecExample.A4" style:family="table-cell">
      <style:table-cell-properties fo:padding="0in" fo:border="none" style:writing-mode="page"/>
    </style:style>
    <style:style style:name="Table3_5f_PosOnSecExample.B4" style:display-name="Table3_PosOnSecExample.B4" style:family="table-cell">
      <style:table-cell-properties fo:padding="0in" fo:border="none" style:writing-mode="page"/>
    </style:style>
    <style:style style:name="Table3_5f_PosOnSecExample.C4" style:display-name="Table3_PosOnSecExample.C4" style:family="table-cell">
      <style:table-cell-properties fo:padding="0in" fo:border="none" style:writing-mode="page"/>
    </style:style>
    <style:style style:name="Table3_5f_PosOnSecExample.D4" style:display-name="Table3_PosOnSecExample.D4" style:family="table-cell">
      <style:table-cell-properties fo:padding="0in" fo:border="none" style:writing-mode="page"/>
    </style:style>
    <style:style style:name="Table3_5f_PosOnSecExample.E4" style:display-name="Table3_PosOnSecExample.E4" style:family="table-cell">
      <style:table-cell-properties fo:padding="0in" fo:border="none" style:writing-mode="page"/>
    </style:style>
    <style:style style:name="Table3_5f_PosOnSecExample.A5" style:display-name="Table3_PosOnSecExample.A5" style:family="table-cell">
      <style:table-cell-properties fo:padding="0in" fo:border="none" style:writing-mode="page"/>
    </style:style>
    <style:style style:name="Table3_5f_PosOnSecExample.B5" style:display-name="Table3_PosOnSecExample.B5" style:family="table-cell">
      <style:table-cell-properties fo:padding="0in" fo:border="none" style:writing-mode="page"/>
    </style:style>
    <style:style style:name="Table3_5f_PosOnSecExample.C5" style:display-name="Table3_PosOnSecExample.C5" style:family="table-cell">
      <style:table-cell-properties fo:padding="0in" fo:border="none" style:writing-mode="page"/>
    </style:style>
    <style:style style:name="Table3_5f_PosOnSecExample.D5" style:display-name="Table3_PosOnSecExample.D5" style:family="table-cell">
      <style:table-cell-properties fo:padding="0in" fo:border="none" style:writing-mode="page"/>
    </style:style>
    <style:style style:name="Table3_5f_PosOnSecExample.E5" style:display-name="Table3_PosOnSecExample.E5" style:family="table-cell">
      <style:table-cell-properties fo:padding="0in" fo:border="none" style:writing-mode="page"/>
    </style:style>
    <style:style style:name="Table3_5f_PosOnSecExample.A6" style:display-name="Table3_PosOnSecExample.A6" style:family="table-cell">
      <style:table-cell-properties fo:padding="0in" fo:border="none" style:writing-mode="page"/>
    </style:style>
    <style:style style:name="Table3_5f_PosOnSecExample.B6" style:display-name="Table3_PosOnSecExample.B6" style:family="table-cell">
      <style:table-cell-properties fo:padding="0in" fo:border="none" style:writing-mode="page"/>
    </style:style>
    <style:style style:name="Table3_5f_PosOnSecExample.C6" style:display-name="Table3_PosOnSecExample.C6" style:family="table-cell">
      <style:table-cell-properties fo:padding="0in" fo:border="none" style:writing-mode="page"/>
    </style:style>
    <style:style style:name="Table3_5f_PosOnSecExample.D6" style:display-name="Table3_PosOnSecExample.D6" style:family="table-cell">
      <style:table-cell-properties fo:padding="0in" fo:border="none" style:writing-mode="page"/>
    </style:style>
    <style:style style:name="Table3_5f_PosOnSecExample.E6" style:display-name="Table3_PosOnSecExample.E6" style:family="table-cell">
      <style:table-cell-properties fo:padding="0in" fo:border="none" style:writing-mode="page"/>
    </style:style>
    <style:style style:name="Table3_5f_PosOnSecExample.A7" style:display-name="Table3_PosOnSecExample.A7" style:family="table-cell">
      <style:table-cell-properties fo:padding="0in" fo:border="none" style:writing-mode="page"/>
    </style:style>
    <style:style style:name="Table3_5f_PosOnSecExample.B7" style:display-name="Table3_PosOnSecExample.B7" style:family="table-cell">
      <style:table-cell-properties fo:padding="0in" fo:border="none" style:writing-mode="page"/>
    </style:style>
    <style:style style:name="Table3_5f_PosOnSecExample.C7" style:display-name="Table3_PosOnSecExample.C7" style:family="table-cell">
      <style:table-cell-properties fo:padding="0in" fo:border="none" style:writing-mode="page"/>
    </style:style>
    <style:style style:name="Table3_5f_PosOnSecExample.D7" style:display-name="Table3_PosOnSecExample.D7" style:family="table-cell">
      <style:table-cell-properties fo:padding="0in" fo:border="none" style:writing-mode="page"/>
    </style:style>
    <style:style style:name="Table3_5f_PosOnSecExample.E7" style:display-name="Table3_PosOnSecExample.E7" style:family="table-cell">
      <style:table-cell-properties fo:padding="0in" fo:border="none" style:writing-mode="page"/>
    </style:style>
    <style:style style:name="Table3_5f_PosOnSecExample.A8" style:display-name="Table3_PosOnSecExample.A8" style:family="table-cell">
      <style:table-cell-properties fo:padding="0in" fo:border="none" style:writing-mode="page"/>
    </style:style>
    <style:style style:name="Table3_5f_PosOnSecExample.B8" style:display-name="Table3_PosOnSecExample.B8" style:family="table-cell">
      <style:table-cell-properties fo:padding="0in" fo:border="none" style:writing-mode="page"/>
    </style:style>
    <style:style style:name="Table3_5f_PosOnSecExample.C8" style:display-name="Table3_PosOnSecExample.C8" style:family="table-cell">
      <style:table-cell-properties fo:padding="0in" fo:border="none" style:writing-mode="page"/>
    </style:style>
    <style:style style:name="Table3_5f_PosOnSecExample.D8" style:display-name="Table3_PosOnSecExample.D8" style:family="table-cell">
      <style:table-cell-properties fo:padding="0in" fo:border="none" style:writing-mode="page"/>
    </style:style>
    <style:style style:name="Table3_5f_PosOnSecExample.E8" style:display-name="Table3_PosOnSecExample.E8" style:family="table-cell">
      <style:table-cell-properties fo:padding="0in" fo:border="none" style:writing-mode="page"/>
    </style:style>
    <style:style style:name="Table3_5f_PosOnSecExample.A9" style:display-name="Table3_PosOnSecExample.A9" style:family="table-cell">
      <style:table-cell-properties fo:padding="0in" fo:border="none" style:writing-mode="page"/>
    </style:style>
    <style:style style:name="Table3_5f_PosOnSecExample.B9" style:display-name="Table3_PosOnSecExample.B9" style:family="table-cell">
      <style:table-cell-properties fo:padding="0in" fo:border="none" style:writing-mode="page"/>
    </style:style>
    <style:style style:name="Table3_5f_PosOnSecExample.C9" style:display-name="Table3_PosOnSecExample.C9" style:family="table-cell">
      <style:table-cell-properties fo:padding="0in" fo:border="none" style:writing-mode="page"/>
    </style:style>
    <style:style style:name="Table3_5f_PosOnSecExample.D9" style:display-name="Table3_PosOnSecExample.D9" style:family="table-cell">
      <style:table-cell-properties fo:padding="0in" fo:border="none" style:writing-mode="page"/>
    </style:style>
    <style:style style:name="Table3_5f_PosOnSecExample.E9" style:display-name="Table3_PosOnSecExample.E9" style:family="table-cell">
      <style:table-cell-properties fo:padding="0in" fo:border="none" style:writing-mode="page"/>
    </style:style>
    <style:style style:name="Table3_5f_PosOnSecExample.A10" style:display-name="Table3_PosOnSecExample.A10" style:family="table-cell">
      <style:table-cell-properties fo:padding="0in" fo:border="none" style:writing-mode="page"/>
    </style:style>
    <style:style style:name="Table3_5f_PosOnSecExample.B10" style:display-name="Table3_PosOnSecExample.B10" style:family="table-cell">
      <style:table-cell-properties fo:padding="0in" fo:border="none" style:writing-mode="page"/>
    </style:style>
    <style:style style:name="Table3_5f_PosOnSecExample.C10" style:display-name="Table3_PosOnSecExample.C10" style:family="table-cell">
      <style:table-cell-properties fo:padding="0in" fo:border="none" style:writing-mode="page"/>
    </style:style>
    <style:style style:name="Table3_5f_PosOnSecExample.D10" style:display-name="Table3_PosOnSecExample.D10" style:family="table-cell">
      <style:table-cell-properties fo:padding="0in" fo:border="none" style:writing-mode="page"/>
    </style:style>
    <style:style style:name="Table3_5f_PosOnSecExample.E10" style:display-name="Table3_PosOnSecExample.E10" style:family="table-cell">
      <style:table-cell-properties fo:padding="0in" fo:border="none" style:writing-mode="page"/>
    </style:style>
    <style:style style:name="Table2" style:family="table">
      <style:table-properties style:width="5.8111in" table:align="left" fo:background-color="transparent">
        <style:background-image/>
      </style:table-properties>
    </style:style>
    <style:style style:name="Table2.A" style:family="table-column">
      <style:table-column-properties style:column-width="0.2479in"/>
    </style:style>
    <style:style style:name="Table2.B" style:family="table-column">
      <style:table-column-properties style:column-width="0.816in"/>
    </style:style>
    <style:style style:name="Table2.C" style:family="table-column">
      <style:table-column-properties style:column-width="1.7111in"/>
    </style:style>
    <style:style style:name="Table2.D" style:family="table-column">
      <style:table-column-properties style:column-width="1.6in"/>
    </style:style>
    <style:style style:name="Table2.E" style:family="table-column">
      <style:table-column-properties style:column-width="1.436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2.A2" style:family="table-cell">
      <style:table-cell-properties fo:padding="0in" fo:border="none" style:writing-mode="page"/>
    </style:style>
    <style:style style:name="Table2.B2" style:family="table-cell">
      <style:table-cell-properties fo:padding="0in" fo:border="none" style:writing-mode="page"/>
    </style:style>
    <style:style style:name="Table2.C2" style:family="table-cell">
      <style:table-cell-properties fo:padding="0in" fo:border="none" style:writing-mode="page"/>
    </style:style>
    <style:style style:name="Table2.D2" style:family="table-cell">
      <style:table-cell-properties fo:padding="0in" fo:border="none" style:writing-mode="page"/>
    </style:style>
    <style:style style:name="Table2.E2" style:family="table-cell">
      <style:table-cell-properties fo:padding="0in" fo:border="none" style:writing-mode="page"/>
    </style:style>
    <style:style style:name="Table2.A3" style:family="table-cell">
      <style:table-cell-properties fo:padding="0in" fo:border="none" style:writing-mode="page"/>
    </style:style>
    <style:style style:name="Table2.B3" style:family="table-cell">
      <style:table-cell-properties fo:padding="0in" fo:border="none" style:writing-mode="page"/>
    </style:style>
    <style:style style:name="Table2.C3" style:family="table-cell">
      <style:table-cell-properties fo:padding="0in" fo:border="none" style:writing-mode="page"/>
    </style:style>
    <style:style style:name="Table2.D3" style:family="table-cell">
      <style:table-cell-properties fo:padding="0in" fo:border="none" style:writing-mode="page"/>
    </style:style>
    <style:style style:name="Table2.E3" style:family="table-cell">
      <style:table-cell-properties fo:padding="0in" fo:border="none" style:writing-mode="page"/>
    </style:style>
    <style:style style:name="Table2.A4" style:family="table-cell">
      <style:table-cell-properties fo:padding="0in" fo:border="none" style:writing-mode="page"/>
    </style:style>
    <style:style style:name="Table2.B4" style:family="table-cell">
      <style:table-cell-properties fo:padding="0in" fo:border="none" style:writing-mode="page"/>
    </style:style>
    <style:style style:name="Table2.C4" style:family="table-cell">
      <style:table-cell-properties fo:padding="0in" fo:border="none" style:writing-mode="page"/>
    </style:style>
    <style:style style:name="Table2.D4" style:family="table-cell">
      <style:table-cell-properties fo:padding="0in" fo:border="none" style:writing-mode="page"/>
    </style:style>
    <style:style style:name="Table2.E4" style:family="table-cell">
      <style:table-cell-properties fo:padding="0in" fo:border="none" style:writing-mode="page"/>
    </style:style>
    <style:style style:name="Table2.A5" style:family="table-cell">
      <style:table-cell-properties fo:padding="0in" fo:border="none" style:writing-mode="page"/>
    </style:style>
    <style:style style:name="Table2.B5" style:family="table-cell">
      <style:table-cell-properties fo:padding="0in" fo:border="none" style:writing-mode="page"/>
    </style:style>
    <style:style style:name="Table2.C5" style:family="table-cell">
      <style:table-cell-properties fo:padding="0in" fo:border="none" style:writing-mode="page"/>
    </style:style>
    <style:style style:name="Table2.D5" style:family="table-cell">
      <style:table-cell-properties fo:padding="0in" fo:border="none" style:writing-mode="page"/>
    </style:style>
    <style:style style:name="Table2.E5" style:family="table-cell">
      <style:table-cell-properties fo:padding="0in" fo:border="none" style:writing-mode="page"/>
    </style:style>
    <style:style style:name="Table2.A6" style:family="table-cell">
      <style:table-cell-properties fo:padding="0in" fo:border="none" style:writing-mode="page"/>
    </style:style>
    <style:style style:name="Table2.B6" style:family="table-cell">
      <style:table-cell-properties fo:padding="0in" fo:border="none" style:writing-mode="page"/>
    </style:style>
    <style:style style:name="Table2.C6" style:family="table-cell">
      <style:table-cell-properties fo:padding="0in" fo:border="none" style:writing-mode="page"/>
    </style:style>
    <style:style style:name="Table2.D6" style:family="table-cell">
      <style:table-cell-properties fo:padding="0in" fo:border="none" style:writing-mode="page"/>
    </style:style>
    <style:style style:name="Table2.E6" style:family="table-cell">
      <style:table-cell-properties fo:padding="0in" fo:border="none" style:writing-mode="page"/>
    </style:style>
    <style:style style:name="Table2.A7" style:family="table-cell">
      <style:table-cell-properties fo:padding="0in" fo:border="none" style:writing-mode="page"/>
    </style:style>
    <style:style style:name="Table2.B7" style:family="table-cell">
      <style:table-cell-properties fo:padding="0in" fo:border="none" style:writing-mode="page"/>
    </style:style>
    <style:style style:name="Table2.C7" style:family="table-cell">
      <style:table-cell-properties fo:padding="0in" fo:border="none" style:writing-mode="page"/>
    </style:style>
    <style:style style:name="Table2.D7" style:family="table-cell">
      <style:table-cell-properties fo:padding="0in" fo:border="none" style:writing-mode="page"/>
    </style:style>
    <style:style style:name="Table2.E7" style:family="table-cell">
      <style:table-cell-properties fo:padding="0in" fo:border="none" style:writing-mode="page"/>
    </style:style>
    <style:style style:name="Table2.A8" style:family="table-cell">
      <style:table-cell-properties fo:padding="0in" fo:border="none" style:writing-mode="page"/>
    </style:style>
    <style:style style:name="Table2.B8" style:family="table-cell">
      <style:table-cell-properties fo:padding="0in" fo:border="none" style:writing-mode="page"/>
    </style:style>
    <style:style style:name="Table2.C8" style:family="table-cell">
      <style:table-cell-properties fo:padding="0in" fo:border="none" style:writing-mode="page"/>
    </style:style>
    <style:style style:name="Table2.D8" style:family="table-cell">
      <style:table-cell-properties fo:padding="0in" fo:border="none" style:writing-mode="page"/>
    </style:style>
    <style:style style:name="Table2.E8" style:family="table-cell">
      <style:table-cell-properties fo:padding="0in" fo:border="none" style:writing-mode="page"/>
    </style:style>
    <style:style style:name="Table2.A9" style:family="table-cell">
      <style:table-cell-properties fo:padding="0in" fo:border="none" style:writing-mode="page"/>
    </style:style>
    <style:style style:name="Table2.B9" style:family="table-cell">
      <style:table-cell-properties fo:padding="0in" fo:border="none" style:writing-mode="page"/>
    </style:style>
    <style:style style:name="Table2.C9" style:family="table-cell">
      <style:table-cell-properties fo:padding="0in" fo:border="none" style:writing-mode="page"/>
    </style:style>
    <style:style style:name="Table2.D9" style:family="table-cell">
      <style:table-cell-properties fo:padding="0in" fo:border="none" style:writing-mode="page"/>
    </style:style>
    <style:style style:name="Table2.E9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fefd4" officeooo:paragraph-rsid="001fefd4"/>
    </style:style>
    <style:style style:name="P2" style:family="paragraph" style:parent-style-name="Standard">
      <style:text-properties officeooo:rsid="001fefd4" officeooo:paragraph-rsid="00691335"/>
    </style:style>
    <style:style style:name="P3" style:family="paragraph" style:parent-style-name="Standard">
      <style:text-properties officeooo:paragraph-rsid="001fefd4"/>
    </style:style>
    <style:style style:name="P4" style:family="paragraph" style:parent-style-name="Standard">
      <style:text-properties officeooo:rsid="002edc66" officeooo:paragraph-rsid="002edc66"/>
    </style:style>
    <style:style style:name="P5" style:family="paragraph" style:parent-style-name="Standard">
      <style:text-properties officeooo:rsid="002edc66" officeooo:paragraph-rsid="006ae868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2c09fe" officeooo:paragraph-rsid="002c09fe" style:font-size-asian="11pt" style:font-style-asian="normal" style:font-weight-asian="bold" style:font-size-complex="11pt" style:font-weight-complex="bold" style:text-emphasize="none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10c37" officeooo:paragraph-rsid="00341418" style:font-size-asian="11pt" style:font-style-asian="normal" style:font-weight-asian="normal" style:font-size-complex="11pt" style:font-weight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10c37" officeooo:paragraph-rsid="00310c37" style:font-size-asian="11pt" style:font-style-asian="normal" style:font-weight-asian="normal" style:font-size-complex="11pt" style:font-weight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10c37" officeooo:paragraph-rsid="00329c70" style:font-size-asian="11pt" style:font-style-asian="normal" style:font-weight-asian="normal" style:font-size-complex="11pt" style:font-weight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10c37" officeooo:paragraph-rsid="00621d73" style:font-size-asian="11pt" style:font-style-asian="normal" style:font-weight-asian="normal" style:font-size-complex="11pt" style:font-weight-complex="normal" style:text-emphasize="none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418" officeooo:paragraph-rsid="00341418" style:font-size-asian="11pt" style:font-style-asian="normal" style:font-weight-asian="normal" style:font-size-complex="11pt" style:font-weight-complex="normal" style:text-emphasize="none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418" officeooo:paragraph-rsid="003d474c" style:font-size-asian="11pt" style:font-style-asian="normal" style:font-weight-asian="normal" style:font-size-complex="11pt" style:font-weight-complex="normal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951a6" officeooo:paragraph-rsid="003951a6" style:font-size-asian="11pt" style:font-style-asian="normal" style:font-weight-asian="normal" style:font-size-complex="11pt" style:font-weight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a2e16" officeooo:paragraph-rsid="003951a6" style:font-size-asian="11pt" style:font-style-asian="normal" style:font-weight-asian="normal" style:font-size-complex="11pt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a2e16" officeooo:paragraph-rsid="003a2e16" style:font-size-asian="11pt" style:font-style-asian="normal" style:font-weight-asian="normal" style:font-size-complex="11pt" style:font-weight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c000f" officeooo:paragraph-rsid="003c000f" style:font-size-asian="11pt" style:font-style-asian="normal" style:font-weight-asian="normal" style:font-size-complex="11pt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807de" officeooo:paragraph-rsid="007807de" style:font-size-asian="11pt" style:font-style-asian="normal" style:font-weight-asian="normal" style:font-size-complex="11pt" style:font-weight-complex="normal" style:text-emphasize="none"/>
    </style:style>
    <style:style style:name="P18" style:family="paragraph" style:parent-style-name="Standard">
      <style:paragraph-properties fo:text-align="start" style:justify-single-word="false"/>
      <style:text-properties officeooo:paragraph-rsid="003951a6"/>
    </style:style>
    <style:style style:name="P19" style:family="paragraph" style:parent-style-name="Standard">
      <style:paragraph-properties fo:text-align="start" style:justify-single-word="false"/>
      <style:text-properties officeooo:paragraph-rsid="003d474c"/>
    </style:style>
    <style:style style:name="P20" style:family="paragraph" style:parent-style-name="Standard">
      <style:paragraph-properties fo:text-align="start" style:justify-single-word="false"/>
      <style:text-properties officeooo:paragraph-rsid="003d7114"/>
    </style:style>
    <style:style style:name="P21" style:family="paragraph" style:parent-style-name="Standard">
      <style:paragraph-properties fo:text-align="start" style:justify-single-word="false"/>
      <style:text-properties officeooo:paragraph-rsid="0041aa64"/>
    </style:style>
    <style:style style:name="P22" style:family="paragraph" style:parent-style-name="Standard">
      <style:paragraph-properties fo:text-align="start" style:justify-single-word="false"/>
      <style:text-properties officeooo:paragraph-rsid="003e5490"/>
    </style:style>
    <style:style style:name="P23" style:family="paragraph" style:parent-style-name="Standard">
      <style:paragraph-properties fo:text-align="start" style:justify-single-word="false"/>
      <style:text-properties officeooo:paragraph-rsid="00329c70"/>
    </style:style>
    <style:style style:name="P24" style:family="paragraph" style:parent-style-name="Standard">
      <style:paragraph-properties fo:text-align="start" style:justify-single-word="false"/>
      <style:text-properties officeooo:paragraph-rsid="005ce8e8"/>
    </style:style>
    <style:style style:name="P25" style:family="paragraph" style:parent-style-name="Standard">
      <style:paragraph-properties fo:text-align="start" style:justify-single-word="false"/>
      <style:text-properties officeooo:paragraph-rsid="00499075"/>
    </style:style>
    <style:style style:name="P26" style:family="paragraph" style:parent-style-name="Standard">
      <style:paragraph-properties fo:text-align="start" style:justify-single-word="false"/>
      <style:text-properties officeooo:paragraph-rsid="00878589"/>
    </style:style>
    <style:style style:name="P27" style:family="paragraph" style:parent-style-name="Standard">
      <style:paragraph-properties fo:text-align="start" style:justify-single-word="false"/>
      <style:text-properties officeooo:paragraph-rsid="003a2e16"/>
    </style:style>
    <style:style style:name="P28" style:family="paragraph" style:parent-style-name="Standard">
      <style:paragraph-properties fo:text-align="start" style:justify-single-word="false"/>
      <style:text-properties officeooo:paragraph-rsid="007807de"/>
    </style:style>
    <style:style style:name="P29" style:family="paragraph" style:parent-style-name="Standard">
      <style:paragraph-properties fo:text-align="start" style:justify-single-word="false"/>
      <style:text-properties officeooo:paragraph-rsid="00a2073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officeooo:paragraph-rsid="00341418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officeooo:paragraph-rsid="00329c70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officeooo:paragraph-rsid="00a2073d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officeooo:rsid="003c000f" officeooo:paragraph-rsid="003c000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style="italic" fo:font-weight="bold" officeooo:rsid="00429835" officeooo:paragraph-rsid="00429835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style="italic" fo:font-weight="bold" officeooo:rsid="00429835" officeooo:paragraph-rsid="00621d73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text-properties style:font-name="Liberation Serif" fo:font-size="11pt" fo:font-weight="normal" officeooo:rsid="00974de4" officeooo:paragraph-rsid="00aa5ae0" style:font-size-asian="11pt" style:font-weight-asian="normal" style:font-size-complex="11pt" style:font-weight-complex="normal"/>
    </style:style>
    <style:style style:name="P37" style:family="paragraph" style:parent-style-name="Standard">
      <style:text-properties officeooo:rsid="00429835" officeooo:paragraph-rsid="00429835"/>
    </style:style>
    <style:style style:name="P38" style:family="paragraph" style:parent-style-name="Standard">
      <style:text-properties officeooo:rsid="00429835" officeooo:paragraph-rsid="00aa5ae0"/>
    </style:style>
    <style:style style:name="P39" style:family="paragraph" style:parent-style-name="Standard">
      <style:text-properties fo:font-weight="bold" officeooo:rsid="00429835" officeooo:paragraph-rsid="00641826" style:font-weight-asian="bold" style:font-weight-complex="bold"/>
    </style:style>
    <style:style style:name="P40" style:family="paragraph" style:parent-style-name="Standard">
      <style:text-properties fo:font-weight="bold" officeooo:rsid="00429835" officeooo:paragraph-rsid="00971386" style:font-weight-asian="bold" style:font-weight-complex="bold"/>
    </style:style>
    <style:style style:name="P41" style:family="paragraph" style:parent-style-name="Standard">
      <style:text-properties fo:font-weight="bold" officeooo:rsid="00429835" officeooo:paragraph-rsid="00429835" style:font-weight-asian="bold" style:font-weight-complex="bold"/>
    </style:style>
    <style:style style:name="P42" style:family="paragraph" style:parent-style-name="Standard">
      <style:text-properties fo:font-weight="bold" officeooo:rsid="009f6351" officeooo:paragraph-rsid="009f6351" style:font-weight-asian="bold" style:font-weight-complex="bold"/>
    </style:style>
    <style:style style:name="P43" style:family="paragraph" style:parent-style-name="Standard">
      <style:text-properties fo:font-weight="bold" officeooo:rsid="004b59a1" officeooo:paragraph-rsid="00a7ba16" style:font-weight-asian="bold" style:font-weight-complex="bold"/>
    </style:style>
    <style:style style:name="P44" style:family="paragraph" style:parent-style-name="Standard">
      <style:text-properties fo:font-weight="bold" officeooo:paragraph-rsid="00aa5ae0" style:font-weight-asian="bold" style:font-weight-complex="bold"/>
    </style:style>
    <style:style style:name="P45" style:family="paragraph" style:parent-style-name="Standard">
      <style:text-properties officeooo:rsid="0047ee37" officeooo:paragraph-rsid="00aa5ae0"/>
    </style:style>
    <style:style style:name="P46" style:family="paragraph" style:parent-style-name="Standard">
      <style:text-properties fo:font-size="16pt" style:text-underline-style="solid" style:text-underline-width="auto" style:text-underline-color="font-color" fo:font-weight="bold" officeooo:rsid="00429835" officeooo:paragraph-rsid="00429835" style:font-size-asian="16pt" style:font-weight-asian="bold" style:font-size-complex="16pt" style:font-weight-complex="bold"/>
    </style:style>
    <style:style style:name="P47" style:family="paragraph" style:parent-style-name="Standard">
      <style:text-properties officeooo:rsid="0050ab90" officeooo:paragraph-rsid="00aa5ae0"/>
    </style:style>
    <style:style style:name="P48" style:family="paragraph" style:parent-style-name="Standard">
      <style:text-properties officeooo:paragraph-rsid="00641826"/>
    </style:style>
    <style:style style:name="P49" style:family="paragraph" style:parent-style-name="Standard">
      <style:text-properties fo:font-weight="normal" officeooo:rsid="00429835" officeooo:paragraph-rsid="00641826" style:font-weight-asian="normal" style:font-weight-complex="normal"/>
    </style:style>
    <style:style style:name="P50" style:family="paragraph" style:parent-style-name="Standard">
      <style:text-properties fo:font-weight="normal" officeooo:rsid="00429835" officeooo:paragraph-rsid="00664c0e" style:font-weight-asian="normal" style:font-weight-complex="normal"/>
    </style:style>
    <style:style style:name="P51" style:family="paragraph" style:parent-style-name="Standard">
      <style:text-properties fo:font-weight="normal" officeooo:rsid="00429835" officeooo:paragraph-rsid="0096589d" style:font-weight-asian="normal" style:font-weight-complex="normal"/>
    </style:style>
    <style:style style:name="P52" style:family="paragraph" style:parent-style-name="Standard">
      <style:text-properties fo:font-weight="normal" officeooo:rsid="0047ac38" officeooo:paragraph-rsid="00aa5ae0" style:font-weight-asian="normal" style:font-weight-complex="normal"/>
    </style:style>
    <style:style style:name="P53" style:family="paragraph" style:parent-style-name="Standard">
      <style:text-properties fo:font-weight="normal" officeooo:rsid="00507739" officeooo:paragraph-rsid="00aa5ae0" style:font-weight-asian="normal" style:font-weight-complex="normal"/>
    </style:style>
    <style:style style:name="P54" style:family="paragraph" style:parent-style-name="Standard">
      <style:text-properties fo:font-weight="normal" officeooo:rsid="00512d52" officeooo:paragraph-rsid="00aa5ae0" style:font-weight-asian="normal" style:font-weight-complex="normal"/>
    </style:style>
    <style:style style:name="P55" style:family="paragraph" style:parent-style-name="Standard">
      <style:text-properties fo:font-weight="normal" officeooo:rsid="00664c0e" officeooo:paragraph-rsid="00664c0e" style:font-weight-asian="normal" style:font-weight-complex="normal"/>
    </style:style>
    <style:style style:name="P56" style:family="paragraph" style:parent-style-name="Standard">
      <style:text-properties officeooo:paragraph-rsid="006ae868"/>
    </style:style>
    <style:style style:name="P57" style:family="paragraph" style:parent-style-name="Standard">
      <style:text-properties officeooo:paragraph-rsid="0073bee9"/>
    </style:style>
    <style:style style:name="P58" style:family="paragraph" style:parent-style-name="Standard">
      <style:paragraph-properties fo:text-align="start" style:justify-single-word="false"/>
      <style:text-properties officeooo:rsid="007807de" officeooo:paragraph-rsid="007807de"/>
    </style:style>
    <style:style style:name="P59" style:family="paragraph" style:parent-style-name="Standard">
      <style:text-properties officeooo:paragraph-rsid="00691335"/>
    </style:style>
    <style:style style:name="P60" style:family="paragraph" style:parent-style-name="Standard">
      <style:paragraph-properties fo:text-align="start" style:justify-single-word="false"/>
      <style:text-properties fo:font-style="italic" fo:font-weight="bold" officeooo:paragraph-rsid="003d474c" style:font-style-asian="italic" style:font-weight-asian="bold" style:font-style-complex="italic" style:font-weight-complex="bold"/>
    </style:style>
    <style:style style:name="P61" style:family="paragraph" style:parent-style-name="Standard">
      <style:text-properties officeooo:paragraph-rsid="0096589d"/>
    </style:style>
    <style:style style:name="P62" style:family="paragraph" style:parent-style-name="Standard">
      <style:text-properties officeooo:paragraph-rsid="009a5a88"/>
    </style:style>
    <style:style style:name="P63" style:family="paragraph" style:parent-style-name="Standard">
      <style:text-properties officeooo:paragraph-rsid="009b1d1d"/>
    </style:style>
    <style:style style:name="P64" style:family="paragraph" style:parent-style-name="Standard">
      <style:text-properties officeooo:paragraph-rsid="00847017"/>
    </style:style>
    <style:style style:name="P65" style:family="paragraph" style:parent-style-name="Standard">
      <style:text-properties officeooo:paragraph-rsid="00aa5ae0"/>
    </style:style>
    <style:style style:name="P66" style:family="paragraph" style:parent-style-name="Table_20_Contents">
      <style:text-properties style:font-name="Liberation Serif" fo:font-size="11pt" fo:font-weight="bold" officeooo:rsid="00200ecf" officeooo:paragraph-rsid="00200ecf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1pt" officeooo:rsid="002215c9" officeooo:paragraph-rsid="00228af4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1pt" officeooo:rsid="00228af4" officeooo:paragraph-rsid="00228af4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1pt" officeooo:rsid="00228af4" officeooo:paragraph-rsid="0023030f" style:font-size-asian="11pt" style:font-size-complex="11pt"/>
    </style:style>
    <style:style style:name="P71" style:family="paragraph" style:parent-style-name="Table_20_Contents">
      <style:text-properties style:font-name="Liberation Serif" fo:font-size="11pt" officeooo:rsid="00228af4" officeooo:paragraph-rsid="00228af4" style:font-size-asian="11pt" style:font-size-complex="11pt"/>
    </style:style>
    <style:style style:name="P72" style:family="paragraph" style:parent-style-name="Table_20_Contents">
      <style:text-properties style:font-name="Liberation Serif" fo:font-size="11pt" officeooo:rsid="00604d6e" officeooo:paragraph-rsid="00604d6e" style:font-size-asian="11pt" style:font-size-complex="11pt"/>
    </style:style>
    <style:style style:name="P73" style:family="paragraph" style:parent-style-name="Table_20_Contents">
      <style:text-properties style:font-name="Liberation Serif" fo:font-size="11pt" officeooo:rsid="00621d73" officeooo:paragraph-rsid="00621d73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officeooo:paragraph-rsid="00228af4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officeooo:paragraph-rsid="0055f821"/>
    </style:style>
    <style:style style:name="P76" style:family="paragraph" style:parent-style-name="Table_20_Contents">
      <style:text-properties style:font-name="Liberation Serif" officeooo:paragraph-rsid="0023030f"/>
    </style:style>
    <style:style style:name="P77" style:family="paragraph" style:parent-style-name="Table_20_Contents">
      <style:text-properties officeooo:rsid="00429835" officeooo:paragraph-rsid="00429835"/>
    </style:style>
    <style:style style:name="P78" style:family="paragraph" style:parent-style-name="Table_20_Contents">
      <style:text-properties officeooo:rsid="00429835" officeooo:paragraph-rsid="00664c0e"/>
    </style:style>
    <style:style style:name="P79" style:family="paragraph" style:parent-style-name="Table_20_Contents">
      <style:text-properties officeooo:paragraph-rsid="00429835"/>
    </style:style>
    <style:style style:name="P80" style:family="paragraph" style:parent-style-name="Table_20_Contents">
      <style:text-properties officeooo:rsid="00443a0e" officeooo:paragraph-rsid="00443a0e"/>
    </style:style>
    <style:style style:name="P81" style:family="paragraph" style:parent-style-name="Table_20_Contents">
      <style:text-properties officeooo:rsid="004601b6" officeooo:paragraph-rsid="004601b6"/>
    </style:style>
    <style:style style:name="P82" style:family="paragraph" style:parent-style-name="Table_20_Contents">
      <style:text-properties officeooo:rsid="0047ee37" officeooo:paragraph-rsid="0047ee37"/>
    </style:style>
    <style:style style:name="P83" style:family="paragraph" style:parent-style-name="Table_20_Contents">
      <style:text-properties officeooo:rsid="004b59a1" officeooo:paragraph-rsid="004b59a1"/>
    </style:style>
    <style:style style:name="P84" style:family="paragraph" style:parent-style-name="Table_20_Contents">
      <style:text-properties officeooo:rsid="004cf6f4" officeooo:paragraph-rsid="004cf6f4"/>
    </style:style>
    <style:style style:name="P85" style:family="paragraph" style:parent-style-name="Table_20_Contents">
      <style:text-properties officeooo:rsid="004e63f8" officeooo:paragraph-rsid="004e63f8"/>
    </style:style>
    <style:style style:name="P86" style:family="paragraph" style:parent-style-name="Table_20_Contents">
      <style:text-properties fo:font-weight="bold" officeooo:rsid="00429835" officeooo:paragraph-rsid="00429835" style:font-weight-asian="bold" style:font-weight-complex="bold"/>
    </style:style>
    <style:style style:name="P87" style:family="paragraph" style:parent-style-name="Table_20_Contents">
      <style:text-properties fo:font-weight="bold" officeooo:rsid="006528e6" officeooo:paragraph-rsid="006528e6" style:font-weight-asian="bold" style:font-weight-complex="bold"/>
    </style:style>
    <style:style style:name="P88" style:family="paragraph" style:parent-style-name="Table_20_Contents">
      <style:text-properties fo:font-weight="bold" officeooo:rsid="006528e6" officeooo:paragraph-rsid="00664c0e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officeooo:paragraph-rsid="0055f821"/>
    </style:style>
    <style:style style:name="P90" style:family="paragraph" style:parent-style-name="Table_20_Contents">
      <style:paragraph-properties fo:text-align="start" style:justify-single-word="false"/>
      <style:text-properties officeooo:paragraph-rsid="00228af4"/>
    </style:style>
    <style:style style:name="P91" style:family="paragraph" style:parent-style-name="Table_20_Contents">
      <style:paragraph-properties fo:text-align="start" style:justify-single-word="false"/>
      <style:text-properties officeooo:paragraph-rsid="0023030f"/>
    </style:style>
    <style:style style:name="P92" style:family="paragraph" style:parent-style-name="Table_20_Contents">
      <style:paragraph-properties fo:text-align="start" style:justify-single-word="false"/>
      <style:text-properties officeooo:paragraph-rsid="002656f4"/>
    </style:style>
    <style:style style:name="P93" style:family="paragraph" style:parent-style-name="Table_20_Contents">
      <style:text-properties officeooo:paragraph-rsid="00228af4"/>
    </style:style>
    <style:style style:name="P94" style:family="paragraph" style:parent-style-name="Table_20_Contents">
      <style:text-properties officeooo:paragraph-rsid="00604d6e"/>
    </style:style>
    <style:style style:name="P95" style:family="paragraph" style:parent-style-name="Table_20_Contents">
      <style:text-properties officeooo:rsid="006528e6" officeooo:paragraph-rsid="006528e6"/>
    </style:style>
    <style:style style:name="P96" style:family="paragraph" style:parent-style-name="Table_20_Contents">
      <style:text-properties officeooo:rsid="006528e6" officeooo:paragraph-rsid="00664c0e"/>
    </style:style>
    <style:style style:name="P97" style:family="paragraph" style:parent-style-name="Table_20_Contents">
      <style:text-properties officeooo:rsid="00664c0e" officeooo:paragraph-rsid="00664c0e"/>
    </style:style>
    <style:style style:name="P98" style:family="paragraph" style:parent-style-name="Table_20_Contents">
      <style:text-properties officeooo:paragraph-rsid="00664c0e"/>
    </style:style>
    <style:style style:name="P99" style:family="paragraph" style:parent-style-name="Table_20_Contents">
      <style:text-properties officeooo:paragraph-rsid="0067df90"/>
    </style:style>
    <style:style style:name="P100" style:family="paragraph" style:parent-style-name="Table_20_Contents">
      <style:text-properties officeooo:paragraph-rsid="0068762f"/>
    </style:style>
    <style:style style:name="P101" style:family="paragraph" style:parent-style-name="Table_20_Contents">
      <style:text-properties officeooo:paragraph-rsid="0023030f"/>
    </style:style>
    <style:style style:name="P102" style:family="paragraph" style:parent-style-name="Table_20_Contents">
      <style:text-properties officeooo:paragraph-rsid="002656f4"/>
    </style:style>
    <style:style style:name="P103" style:family="paragraph" style:parent-style-name="Standard">
      <style:text-properties style:font-name="Liberation Serif" fo:font-size="11pt" fo:font-weight="normal" officeooo:rsid="00974de4" officeooo:paragraph-rsid="004b59a1" style:font-size-asian="11pt" style:font-weight-asian="normal" style:font-size-complex="11pt" style:font-weight-complex="normal"/>
    </style:style>
    <style:style style:name="P104" style:family="paragraph" style:parent-style-name="Standard">
      <style:text-properties fo:font-weight="bold" officeooo:rsid="00aa5ae0" officeooo:paragraph-rsid="00aa5ae0" style:font-weight-asian="bold" style:font-weight-complex="bold"/>
    </style:style>
    <style:style style:name="P105" style:family="paragraph" style:parent-style-name="Standard">
      <style:text-properties officeooo:rsid="001fefd4" officeooo:paragraph-rsid="007b5600"/>
    </style:style>
    <style:style style:name="P106" style:family="paragraph" style:parent-style-name="Standard">
      <style:text-properties officeooo:rsid="00adbfd5" officeooo:paragraph-rsid="00adbfd5"/>
    </style:style>
    <style:style style:name="T1" style:family="text">
      <style:text-properties fo:font-size="11pt" officeooo:rsid="002215c9" style:font-size-asian="11pt" style:font-size-complex="11pt"/>
    </style:style>
    <style:style style:name="T2" style:family="text">
      <style:text-properties fo:font-size="11pt" officeooo:rsid="00228af4" style:font-size-asian="11pt" style:font-size-complex="11pt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310c37" style:font-style-asian="normal" style:font-weight-asian="normal" style:font-weight-complex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354134" style:font-style-asian="normal" style:font-weight-asian="normal" style:font-weight-complex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341418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329c70" style:font-style-asian="normal" style:font-weight-asian="normal" style:font-weight-complex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5a7643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7807de" style:font-style-asian="normal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885a79" style:font-style-asian="normal" style:font-weight-asian="normal" style:font-weight-complex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86252e" style:font-style-asian="normal" style:font-weight-asian="normal" style:font-weight-complex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a2073d" style:font-style-asian="normal" style:font-weight-asian="normal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1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c000f" style:font-size-asian="11pt" style:font-style-asian="normal" style:font-weight-asian="normal" style:font-size-complex="11pt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d474c" style:font-size-asian="11pt" style:font-style-asian="normal" style:font-weight-asian="normal" style:font-size-complex="11pt" style:font-weight-complex="normal" style:text-emphasize="none"/>
    </style:style>
    <style:style style:name="T1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951a6" style:font-size-asian="11pt" style:font-style-asian="normal" style:font-weight-asian="normal" style:font-size-complex="11pt" style:font-weight-complex="normal" style:text-emphasize="none"/>
    </style:style>
    <style:style style:name="T1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a2e16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41418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d7114" style:font-size-asian="11pt" style:font-style-asian="normal" style:font-weight-asian="normal" style:font-size-complex="11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e5490" style:font-size-asian="11pt" style:font-style-asian="normal" style:font-weight-asian="normal" style:font-size-complex="11pt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1aa64" style:font-size-asian="11pt" style:font-style-asian="normal" style:font-weight-asian="normal" style:font-size-complex="11pt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1b0dc" style:font-size-asian="11pt" style:font-style-asian="normal" style:font-weight-asian="normal" style:font-size-complex="11pt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ee37" style:font-size-asian="11pt" style:font-style-asian="normal" style:font-weight-asian="normal" style:font-size-complex="11pt" style:font-weight-complex="normal" style:text-emphasize="none"/>
    </style:style>
    <style:style style:name="T2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99075" style:font-size-asian="11pt" style:font-style-asian="normal" style:font-weight-asian="normal" style:font-size-complex="11pt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10c37" style:font-size-asian="11pt" style:font-style-asian="normal" style:font-weight-asian="normal" style:font-size-complex="11pt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29c70" style:font-size-asian="11pt" style:font-style-asian="normal" style:font-weight-asian="normal" style:font-size-complex="11pt" style:font-weight-complex="normal" style:text-emphasize="none"/>
    </style:style>
    <style:style style:name="T2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89bad" style:font-size-asian="11pt" style:font-style-asian="normal" style:font-weight-asian="normal" style:font-size-complex="11pt" style:font-weight-complex="normal" style:text-emphasize="none"/>
    </style:style>
    <style:style style:name="T2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7643" style:font-size-asian="11pt" style:font-style-asian="normal" style:font-weight-asian="normal" style:font-size-complex="11pt" style:font-weight-complex="normal" style:text-emphasize="none"/>
    </style:style>
    <style:style style:name="T2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c239d" style:font-size-asian="11pt" style:font-style-asian="normal" style:font-weight-asian="normal" style:font-size-complex="11pt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ce8e8" style:font-size-asian="11pt" style:font-style-asian="normal" style:font-weight-asian="normal" style:font-size-complex="11pt" style:font-weight-complex="normal" style:text-emphasize="none"/>
    </style:style>
    <style:style style:name="T3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d7b2" style:font-size-asian="11pt" style:font-style-asian="normal" style:font-weight-asian="normal" style:font-size-complex="11pt" style:font-weight-complex="normal" style:text-emphasize="none"/>
    </style:style>
    <style:style style:name="T3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21d73" style:font-size-asian="11pt" style:font-style-asian="normal" style:font-weight-asian="normal" style:font-size-complex="11pt" style:font-weight-complex="normal" style:text-emphasize="none"/>
    </style:style>
    <style:style style:name="T3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807de" style:font-size-asian="11pt" style:font-style-asian="normal" style:font-weight-asian="normal" style:font-size-complex="11pt" style:font-weight-complex="normal" style:text-emphasize="none"/>
    </style:style>
    <style:style style:name="T3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252e" style:font-size-asian="11pt" style:font-style-asian="normal" style:font-weight-asian="normal" style:font-size-complex="11pt" style:font-weight-complex="normal" style:text-emphasize="none"/>
    </style:style>
    <style:style style:name="T3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a695" style:font-size-asian="11pt" style:font-style-asian="normal" style:font-weight-asian="normal" style:font-size-complex="11pt" style:font-weight-complex="normal" style:text-emphasize="none"/>
    </style:style>
    <style:style style:name="T3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5a79" style:font-size-asian="11pt" style:font-style-asian="normal" style:font-weight-asian="normal" style:font-size-complex="11pt" style:font-weight-complex="normal" style:text-emphasize="none"/>
    </style:style>
    <style:style style:name="T3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a5ac" style:font-size-asian="11pt" style:font-style-asian="normal" style:font-weight-asian="normal" style:font-size-complex="11pt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a1ac7" style:font-size-asian="11pt" style:font-style-asian="normal" style:font-weight-asian="normal" style:font-size-complex="11pt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ab967" style:font-size-asian="11pt" style:font-style-asian="normal" style:font-weight-asian="normal" style:font-size-complex="11pt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c87bb" style:font-size-asian="11pt" style:font-style-asian="normal" style:font-weight-asian="normal" style:font-size-complex="11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e36f2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ea5f4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4f69" style:font-size-asian="11pt" style:font-style-asian="normal" style:font-weight-asian="normal" style:font-size-complex="11pt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78b7" style:font-size-asian="11pt" style:font-style-asian="normal" style:font-weight-asian="normal" style:font-size-complex="11pt" style:font-weight-complex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1448a" style:font-size-asian="11pt" style:font-style-asian="normal" style:font-weight-asian="normal" style:font-size-complex="11pt" style:font-weight-complex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073d" style:font-size-asian="11pt" style:font-style-asian="normal" style:font-weight-asian="normal" style:font-size-complex="11pt" style:font-weight-complex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41b0dc" style:font-size-asian="11pt" style:font-style-asian="normal" style:font-weight-asian="bold" style:font-size-complex="11pt" style:font-weight-complex="bold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507739" style:font-size-asian="11pt" style:font-style-asian="normal" style:font-weight-asian="bold" style:font-size-complex="11pt" style:font-weight-complex="bold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text-shadow="none" style:text-underline-style="none" officeooo:rsid="003d474c" style:font-size-asian="11pt" style:font-size-complex="11pt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text-shadow="none" style:text-underline-style="none" officeooo:rsid="003a2e16" style:font-size-asian="11pt" style:font-size-complex="11pt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text-shadow="none" style:text-underline-style="none" officeooo:rsid="005c239d" style:font-size-asian="11pt" style:font-size-complex="11pt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text-shadow="none" style:text-underline-style="none" officeooo:rsid="003951a6" style:font-size-asian="11pt" style:font-size-complex="11pt" style:text-emphasize="none"/>
    </style:style>
    <style:style style:name="T53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54" style:family="text">
      <style:text-properties style:text-outline="false" style:text-line-through-style="none" style:text-line-through-type="none" fo:text-shadow="none" style:text-underline-style="none" officeooo:rsid="00310c37" style:text-emphasize="none"/>
    </style:style>
    <style:style style:name="T55" style:family="text">
      <style:text-properties style:text-outline="false" style:text-line-through-style="none" style:text-line-through-type="none" fo:text-shadow="none" style:text-underline-style="none" officeooo:rsid="00621d73" style:text-emphasize="none"/>
    </style:style>
    <style:style style:name="T56" style:family="text">
      <style:text-properties officeooo:rsid="002edc66"/>
    </style:style>
    <style:style style:name="T57" style:family="text">
      <style:text-properties officeooo:rsid="001fefd4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429835" style:font-weight-asian="normal" style:font-weight-complex="normal"/>
    </style:style>
    <style:style style:name="T60" style:family="text">
      <style:text-properties fo:font-weight="normal" officeooo:rsid="0047ee37" style:font-weight-asian="normal" style:font-weight-complex="normal"/>
    </style:style>
    <style:style style:name="T61" style:family="text">
      <style:text-properties fo:font-weight="normal" officeooo:rsid="0047ac38" style:font-weight-asian="normal" style:font-weight-complex="normal"/>
    </style:style>
    <style:style style:name="T62" style:family="text">
      <style:text-properties fo:font-weight="normal" officeooo:rsid="004b59a1" style:font-weight-asian="normal" style:font-weight-complex="normal"/>
    </style:style>
    <style:style style:name="T63" style:family="text">
      <style:text-properties fo:font-weight="normal" officeooo:rsid="004cf6f4" style:font-weight-asian="normal" style:font-weight-complex="normal"/>
    </style:style>
    <style:style style:name="T64" style:family="text">
      <style:text-properties fo:font-weight="normal" officeooo:rsid="004e63f8" style:font-weight-asian="normal" style:font-weight-complex="normal"/>
    </style:style>
    <style:style style:name="T65" style:family="text">
      <style:text-properties fo:font-weight="normal" officeooo:rsid="00505826" style:font-weight-asian="normal" style:font-weight-complex="normal"/>
    </style:style>
    <style:style style:name="T66" style:family="text">
      <style:text-properties fo:font-weight="normal" officeooo:rsid="00507739" style:font-weight-asian="normal" style:font-weight-complex="normal"/>
    </style:style>
    <style:style style:name="T67" style:family="text">
      <style:text-properties fo:font-weight="normal" officeooo:rsid="0050ab90" style:font-weight-asian="normal" style:font-weight-complex="normal"/>
    </style:style>
    <style:style style:name="T68" style:family="text">
      <style:text-properties fo:font-weight="normal" officeooo:rsid="00512d52" style:font-weight-asian="normal" style:font-weight-complex="normal"/>
    </style:style>
    <style:style style:name="T69" style:family="text">
      <style:text-properties fo:font-weight="normal" officeooo:rsid="0073bee9" style:font-weight-asian="normal" style:font-weight-complex="normal"/>
    </style:style>
    <style:style style:name="T70" style:family="text">
      <style:text-properties fo:font-weight="normal" officeooo:rsid="0096589d" style:font-weight-asian="normal" style:font-weight-complex="normal"/>
    </style:style>
    <style:style style:name="T71" style:family="text">
      <style:text-properties fo:font-weight="normal" officeooo:rsid="00974de4" style:font-weight-asian="normal" style:font-weight-complex="normal"/>
    </style:style>
    <style:style style:name="T72" style:family="text">
      <style:text-properties fo:font-weight="normal" officeooo:rsid="0097be8a" style:font-weight-asian="normal" style:font-weight-complex="normal"/>
    </style:style>
    <style:style style:name="T73" style:family="text">
      <style:text-properties fo:font-weight="normal" officeooo:rsid="00543e0c" style:font-weight-asian="normal" style:font-weight-complex="normal"/>
    </style:style>
    <style:style style:name="T74" style:family="text">
      <style:text-properties style:font-name="Liberation Serif" fo:font-size="11pt" officeooo:rsid="0055f821" style:font-size-asian="11pt" style:font-size-complex="11pt"/>
    </style:style>
    <style:style style:name="T75" style:family="text">
      <style:text-properties style:font-name="Liberation Serif" fo:font-size="11pt" officeooo:rsid="00228af4" style:font-size-asian="11pt" style:font-size-complex="11pt"/>
    </style:style>
    <style:style style:name="T76" style:family="text">
      <style:text-properties style:font-name="Liberation Serif" fo:font-size="11pt" officeooo:rsid="002215c9" style:font-size-asian="11pt" style:font-size-complex="11pt"/>
    </style:style>
    <style:style style:name="T77" style:family="text">
      <style:text-properties style:font-name="Liberation Serif" fo:font-size="11pt" officeooo:rsid="00556d3d" style:font-size-asian="11pt" style:font-size-complex="11pt"/>
    </style:style>
    <style:style style:name="T78" style:family="text">
      <style:text-properties style:font-name="Liberation Serif" fo:font-size="11pt" officeooo:rsid="002651c0" style:font-size-asian="11pt" style:font-size-complex="11pt"/>
    </style:style>
    <style:style style:name="T79" style:family="text">
      <style:text-properties style:font-name="Liberation Serif" fo:font-size="11pt" officeooo:rsid="0056ba87" style:font-size-asian="11pt" style:font-size-complex="11pt"/>
    </style:style>
    <style:style style:name="T80" style:family="text">
      <style:text-properties style:font-name="Liberation Serif" fo:font-size="11pt" officeooo:rsid="00604d6e" style:font-size-asian="11pt" style:font-size-complex="11pt"/>
    </style:style>
    <style:style style:name="T81" style:family="text">
      <style:text-properties style:font-name="Liberation Serif" fo:font-size="11pt" officeooo:rsid="00621d73" style:font-size-asian="11pt" style:font-size-complex="11pt"/>
    </style:style>
    <style:style style:name="T82" style:family="text">
      <style:text-properties style:font-name="Liberation Serif" fo:font-size="11pt" officeooo:rsid="007b8aaa" style:font-size-asian="11pt" style:font-size-complex="11pt"/>
    </style:style>
    <style:style style:name="T83" style:family="text">
      <style:text-properties style:font-name="Liberation Serif" fo:font-size="11pt" officeooo:rsid="007dbf5b" style:font-size-asian="11pt" style:font-size-complex="11pt"/>
    </style:style>
    <style:style style:name="T84" style:family="text">
      <style:text-properties style:font-name="Liberation Serif" fo:font-size="11pt" officeooo:rsid="007f932f" style:font-size-asian="11pt" style:font-size-complex="11pt"/>
    </style:style>
    <style:style style:name="T85" style:family="text">
      <style:text-properties style:font-name="Liberation Serif" fo:font-size="11pt" officeooo:rsid="008088b1" style:font-size-asian="11pt" style:font-size-complex="11pt"/>
    </style:style>
    <style:style style:name="T86" style:family="text">
      <style:text-properties style:font-name="Liberation Serif" fo:font-size="11pt" officeooo:rsid="0023030f" style:font-size-asian="11pt" style:font-size-complex="11pt"/>
    </style:style>
    <style:style style:name="T87" style:family="text">
      <style:text-properties style:font-name="Liberation Serif" fo:font-size="11pt" officeooo:rsid="00810dd4" style:font-size-asian="11pt" style:font-size-complex="11pt"/>
    </style:style>
    <style:style style:name="T88" style:family="text">
      <style:text-properties style:font-name="Liberation Serif" fo:font-size="11pt" officeooo:rsid="002656f4" style:font-size-asian="11pt" style:font-size-complex="11pt"/>
    </style:style>
    <style:style style:name="T89" style:family="text">
      <style:text-properties style:font-name="Liberation Serif" fo:font-size="11pt" officeooo:rsid="0081e786" style:font-size-asian="11pt" style:font-size-complex="11pt"/>
    </style:style>
    <style:style style:name="T90" style:family="text">
      <style:text-properties style:font-name="Liberation Serif" fo:font-size="11pt" officeooo:rsid="0083df86" style:font-size-asian="11pt" style:font-size-complex="11pt"/>
    </style:style>
    <style:style style:name="T91" style:family="text">
      <style:text-properties style:font-name="Liberation Serif" fo:font-size="11pt" officeooo:rsid="009064d5" style:font-size-asian="11pt" style:font-size-complex="11pt"/>
    </style:style>
    <style:style style:name="T92" style:family="text">
      <style:text-properties style:font-name="Liberation Serif" fo:font-size="11pt" fo:font-weight="bold" officeooo:rsid="00604d6e" style:font-size-asian="11pt" style:font-weight-asian="bold" style:font-size-complex="11pt" style:font-weight-complex="bold"/>
    </style:style>
    <style:style style:name="T93" style:family="text">
      <style:text-properties style:font-name="Liberation Serif" fo:font-size="11pt" fo:font-weight="bold" officeooo:rsid="009120a3" style:font-size-asian="11pt" style:font-weight-asian="bold" style:font-size-complex="11pt" style:font-weight-complex="bold"/>
    </style:style>
    <style:style style:name="T94" style:family="text">
      <style:text-properties style:font-name="Liberation Serif" fo:font-size="11pt" fo:font-weight="bold" officeooo:rsid="00912ed1" style:font-size-asian="11pt" style:font-weight-asian="bold" style:font-size-complex="11pt" style:font-weight-complex="bold"/>
    </style:style>
    <style:style style:name="T95" style:family="text">
      <style:text-properties style:font-name="Liberation Serif" fo:font-size="11pt" fo:font-weight="normal" officeooo:rsid="00974de4" style:font-size-asian="11pt" style:font-weight-asian="normal" style:font-size-complex="11pt" style:font-weight-complex="normal"/>
    </style:style>
    <style:style style:name="T96" style:family="text">
      <style:text-properties style:font-name="Liberation Serif" fo:font-size="11pt" fo:font-weight="normal" officeooo:rsid="0097be8a" style:font-size-asian="11pt" style:font-weight-asian="normal" style:font-size-complex="11pt" style:font-weight-complex="normal"/>
    </style:style>
    <style:style style:name="T97" style:family="text">
      <style:text-properties style:font-name="Liberation Serif" fo:font-size="11pt" fo:font-weight="normal" officeooo:rsid="00a89a70" style:font-size-asian="11pt" style:font-weight-asian="normal" style:font-size-complex="11pt" style:font-weight-complex="normal"/>
    </style:style>
    <style:style style:name="T98" style:family="text">
      <style:text-properties officeooo:rsid="00429835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47ee37" style:font-weight-asian="bold" style:font-weight-complex="bold"/>
    </style:style>
    <style:style style:name="T101" style:family="text">
      <style:text-properties fo:font-weight="bold" officeooo:rsid="001fefd4" style:font-weight-asian="bold" style:font-weight-complex="bold"/>
    </style:style>
    <style:style style:name="T102" style:family="text">
      <style:text-properties fo:font-weight="bold" officeooo:rsid="002edc66" style:font-weight-asian="bold" style:font-weight-complex="bold"/>
    </style:style>
    <style:style style:name="T103" style:family="text">
      <style:text-properties fo:font-weight="bold" officeooo:rsid="009f6351" style:font-weight-asian="bold" style:font-weight-complex="bold"/>
    </style:style>
    <style:style style:name="T104" style:family="text">
      <style:text-properties officeooo:rsid="0047ac38"/>
    </style:style>
    <style:style style:name="T105" style:family="text">
      <style:text-properties officeooo:rsid="0047ee37"/>
    </style:style>
    <style:style style:name="T106" style:family="text">
      <style:text-properties officeooo:rsid="004cf6f4"/>
    </style:style>
    <style:style style:name="T107" style:family="text">
      <style:text-properties officeooo:rsid="004e63f8"/>
    </style:style>
    <style:style style:name="T108" style:family="text">
      <style:text-properties officeooo:rsid="0050ab90"/>
    </style:style>
    <style:style style:name="T109" style:family="text">
      <style:text-properties fo:font-size="16pt" style:text-underline-style="solid" style:text-underline-width="auto" style:text-underline-color="font-color" fo:font-weight="bold" officeooo:rsid="00429835" style:font-size-asian="16pt" style:font-weight-asian="bold" style:font-size-complex="16pt" style:font-weight-complex="bold"/>
    </style:style>
    <style:style style:name="T110" style:family="text">
      <style:text-properties fo:font-size="16pt" style:text-underline-style="solid" style:text-underline-width="auto" style:text-underline-color="font-color" fo:font-weight="bold" officeooo:rsid="00641826" style:font-size-asian="16pt" style:font-weight-asian="bold" style:font-size-complex="16pt" style:font-weight-complex="bold"/>
    </style:style>
    <style:style style:name="T111" style:family="text">
      <style:text-properties officeooo:rsid="00664c0e"/>
    </style:style>
    <style:style style:name="T112" style:family="text">
      <style:text-properties officeooo:rsid="0067df90"/>
    </style:style>
    <style:style style:name="T113" style:family="text">
      <style:text-properties officeooo:rsid="0068762f"/>
    </style:style>
    <style:style style:name="T114" style:family="text">
      <style:text-properties officeooo:rsid="00691335"/>
    </style:style>
    <style:style style:name="T115" style:family="text">
      <style:text-properties officeooo:rsid="006ae868"/>
    </style:style>
    <style:style style:name="T116" style:family="text">
      <style:text-properties officeooo:rsid="006c08ff"/>
    </style:style>
    <style:style style:name="T117" style:family="text">
      <style:text-properties officeooo:rsid="006f65e7"/>
    </style:style>
    <style:style style:name="T118" style:family="text">
      <style:text-properties officeooo:rsid="00715440"/>
    </style:style>
    <style:style style:name="T119" style:family="text">
      <style:text-properties fo:font-style="italic" fo:font-weight="bold" officeooo:rsid="00429835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664c0e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715440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6daf01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7292f5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73bee9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74ed5f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765cb1" style:font-style-asian="italic" style:font-weight-asian="bold" style:font-style-complex="italic" style:font-weight-complex="bold"/>
    </style:style>
    <style:style style:name="T127" style:family="text">
      <style:text-properties fo:font-style="normal" fo:font-weight="normal" officeooo:rsid="006daf0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64c0e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68762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7292f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73bee9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9a5a8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71544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9956a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9b1d1d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9c090b" style:font-style-asian="normal" style:font-weight-asian="normal" style:font-style-complex="normal" style:font-weight-complex="normal"/>
    </style:style>
    <style:style style:name="T137" style:family="text">
      <style:text-properties officeooo:rsid="0079412c"/>
    </style:style>
    <style:style style:name="T138" style:family="text">
      <style:text-properties officeooo:rsid="0079976a"/>
    </style:style>
    <style:style style:name="T139" style:family="text">
      <style:text-properties officeooo:rsid="007a008c"/>
    </style:style>
    <style:style style:name="T140" style:family="text">
      <style:text-properties officeooo:rsid="007b5600"/>
    </style:style>
    <style:style style:name="T141" style:family="text">
      <style:text-properties officeooo:rsid="0069ea98"/>
    </style:style>
    <style:style style:name="T142" style:family="text">
      <style:text-properties officeooo:rsid="007ca8c6"/>
    </style:style>
    <style:style style:name="T143" style:family="text">
      <style:text-properties officeooo:rsid="00810dd4"/>
    </style:style>
    <style:style style:name="T144" style:family="text">
      <style:text-properties officeooo:rsid="00912ed1"/>
    </style:style>
    <style:style style:name="T145" style:family="text">
      <style:text-properties officeooo:rsid="00931a1b"/>
    </style:style>
    <style:style style:name="T146" style:family="text">
      <style:text-properties officeooo:rsid="009504b3"/>
    </style:style>
    <style:style style:name="T147" style:family="text">
      <style:text-properties officeooo:rsid="009555c4"/>
    </style:style>
    <style:style style:name="T148" style:family="text">
      <style:text-properties officeooo:rsid="009956a5"/>
    </style:style>
    <style:style style:name="T149" style:family="text">
      <style:text-properties officeooo:rsid="009d0957"/>
    </style:style>
    <style:style style:name="T150" style:family="text">
      <style:text-properties officeooo:rsid="009e482c"/>
    </style:style>
    <style:style style:name="T151" style:family="text">
      <style:text-properties officeooo:rsid="009f1867"/>
    </style:style>
    <style:style style:name="T152" style:family="text">
      <style:text-properties officeooo:rsid="00847017"/>
    </style:style>
    <style:style style:name="T153" style:family="text">
      <style:text-properties officeooo:rsid="00a1448a"/>
    </style:style>
    <style:style style:name="T154" style:family="text">
      <style:text-properties officeooo:rsid="00aa5ae0"/>
    </style:style>
    <style:style style:name="T155" style:family="text">
      <style:text-properties officeooo:rsid="00ab78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zip file contains a directory <text:span text:style-name="T137">called</text:span> Results_Task_edited.</text:p>
      <text:p text:style-name="P2"/>
      <text:p text:style-name="P59"><text:span text:style-name="T57">In </text:span><text:span text:style-name="T138">there</text:span><text:span text:style-name="T57"> are </text:span><text:span text:style-name="T138">24</text:span><text:span text:style-name="T57"> sub-directories that we </text:span><text:span text:style-name="T138">call as</text:span><text:span text:style-name="T57"> </text:span><text:span text:style-name="T101">top-level result directories</text:span><text:span text:style-name="T57">. E.g. “Res0001_AC_4_ETZ_001.pdf-Results”, “Res0024_AC_23_ETZ_001.pdf-Results”, etc.</text:span></text:p>
      <text:p text:style-name="P1"/>
      <text:p text:style-name="P3"><text:span text:style-name="T57">Each top-level director</text:span><text:span text:style-name="T56">y</text:span><text:span text:style-name="T57"> </text:span><text:span text:style-name="T56">has one or more directories for each Page of data that was processed </text:span><text:span text:style-name="T139">e.g. “Page 1”, “Page 2”, etc</text:span><text:span text:style-name="T56">. Each page directory, </text:span><text:span text:style-name="T57">has an excel sheet called “Human Friendly Results”. </text:span><text:span text:style-name="T56">Thus, every</text:span><text:span text:style-name="T57"> excel </text:span><text:span text:style-name="T139">file </text:span><text:span text:style-name="T57">has information for </text:span><text:span text:style-name="T56">a particular page of the </text:span><text:span text:style-name="T114">that particular</text:span><text:span text:style-name="T56"> </text:span><text:span text:style-name="T57">result.</text:span></text:p>
      <text:p text:style-name="P3"/>
      <text:p text:style-name="P4">You need to process data for each result (i.e. treat all the data in one top-level directory as belonging to that particular result) which may be present in multiple Page directories.</text:p>
      <text:p text:style-name="P4"/>
      <text:p text:style-name="P105">Your task is to extract information from these top-level directories and create an output CSV file.</text:p>
      <text:p text:style-name="P106">You will need to use Python for this as we heavily use this language.</text:p>
      <text:p text:style-name="P64"><text:span text:style-name="T152">Remember, each row in the output CSV file is to have data for that particular </text:span><text:span text:style-name="T150">top-level </text:span><text:span text:style-name="T152">result only. </text:span><text:span text:style-name="T150">Therefore, the output CSV file </text:span><text:span text:style-name="T151">should</text:span><text:span text:style-name="T150"> have exactly 24 rows of data.</text:span></text:p>
      <text:p text:style-name="P56"><text:span text:style-name="T140">The</text:span><text:span text:style-name="T56"> output CSV file is to be created with the </text:span><text:span text:style-name="T102">column names exactly as specified in the </text:span><text:span text:style-name="T103">T</text:span><text:span text:style-name="T102">able-</text:span><text:span text:style-name="T103">1</text:span><text:span text:style-name="T102"> below</text:span><text:span text:style-name="T56">.</text:span></text:p>
      <text:p text:style-name="P56"><text:span text:style-name="T140">Your code should </text:span><text:span text:style-name="T141">sort </text:span><text:span text:style-name="T140">by </text:span><text:span text:style-name="T141">the Result column </text:span><text:span text:style-name="T140">before creating the output CSV file</text:span><text:span text:style-name="T141">.</text:span></text:p>
      <text:p text:style-name="P56"><text:span text:style-name="T117">Please save the final</text:span><text:span text:style-name="T115"> output as follows:<text:line-break/>Challenge_Data_Ana</text:span><text:span text:style-name="T153">ly</text:span><text:span text:style-name="T115">st_&lt;&lt;your-first-name&gt;&gt;_&lt;&lt;your-last-name&gt;&gt;.csv</text:span></text:p>
      <text:p text:style-name="P5"/>
      <text:p text:style-name="P56"><text:span text:style-name="T56">The description </text:span><text:span text:style-name="T140">below</text:span><text:span text:style-name="T56"> explains how to process the data to </text:span><text:span text:style-name="T140">determine</text:span><text:span text:style-name="T56"> the value for </text:span><text:span text:style-name="T140">output</text:span><text:span text:style-name="T56"> column. </text:span><text:span text:style-name="T116">There are more examples in the Appendix </text:span><text:span text:style-name="T140">for more complex cases</text:span><text:span text:style-name="T116">. </text:span><text:span text:style-name="T143">In general, a blank value is shown as “”. It is not a string of open-close quote marks.</text:span></text:p>
      <text:p text:style-name="P1"/>
      <text:p text:style-name="P42">Table-1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66"><text:span text:style-name="T142">Expected </text:span>Output CSV Column name</text:p>
            </table:table-cell>
            <table:table-cell table:style-name="Table1.A1" office:value-type="string">
              <text:p text:style-name="P66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7">Result</text:p>
          </table:table-cell>
          <table:table-cell table:style-name="Table1.B2" office:value-type="string">
            <text:p text:style-name="P74"><text:span text:style-name="T1">The na</text:span><text:span text:style-name="T2">m</text:span><text:span text:style-name="T1">e of the top-level directory without the “.pdf-Results” part. </text:span></text:p>
            <text:p text:style-name="P68"/>
            <text:p text:style-name="P69">Example:</text:p>
            <text:p text:style-name="P75"><text:span text:style-name="T2">Result top-level directory is: </text:span><text:span text:style-name="T1">Res0002_AC_0_RTZ_001.pdf-Results</text:span></text:p>
            <text:p text:style-name="P89"><text:span text:style-name="T74">So, </text:span><text:span text:style-name="T82">the </text:span><text:span text:style-name="T74">t</text:span><text:span text:style-name="T75">he Result </text:span><text:span text:style-name="T82">value should be:<text:line-break/></text:span><text:span text:style-name="T76">Res0002_AC_0_RTZ_001</text:span></text:p>
          </table:table-cell>
        </table:table-row>
        <table:table-row table:style-name="Table1.1">
          <table:table-cell table:style-name="Table1.A3" office:value-type="string">
            <text:p text:style-name="P67">Drawing_Index</text:p>
          </table:table-cell>
          <table:table-cell table:style-name="Table1.B5" table:number-rows-spanned="3" office:value-type="string">
            <text:p text:style-name="P93"><text:span text:style-name="T77">We use different parts of the Result that are </text:span><text:span text:style-name="T75">separated by underscore</text:span><text:span text:style-name="T83">s</text:span><text:span text:style-name="T75"> </text:span><text:span text:style-name="T83">to</text:span><text:span text:style-name="T78"> </text:span><text:span text:style-name="T79">find the values for these columns</text:span><text:span text:style-name="T78">:</text:span></text:p>
            <text:p text:style-name="P71">Drawing_Index: second part</text:p>
            <text:p text:style-name="P71">Drawing_Type: second last part</text:p>
            <text:p text:style-name="P71">Dp_Number: last part</text:p>
            <text:p text:style-name="P71"/>
            <text:p text:style-name="P71">Example:</text:p>
            <text:p text:style-name="P76"><text:span text:style-name="T2">If Result is </text:span><text:span text:style-name="T1">Res0014_AF_0_RTZ_001</text:span><text:span text:style-name="T2">, then:</text:span></text:p>
            <text:p text:style-name="P93"><text:span text:style-name="T75">Drawing_Index </text:span><text:span text:style-name="T84">=</text:span><text:span text:style-name="T75"> AF</text:span></text:p>
            <text:p text:style-name="P93"><text:span text:style-name="T75">Drawing_Type </text:span><text:span text:style-name="T84">=</text:span><text:span text:style-name="T75"> RTZ</text:span></text:p>
            <text:p text:style-name="P90"><text:span text:style-name="T75">Dp_Number </text:span><text:span text:style-name="T84">=</text:span><text:span text:style-name="T75"> 001</text:span></text:p>
            <text:p text:style-name="P69"/>
            <text:p text:style-name="P76"><text:span text:style-name="T2">If Result is </text:span><text:span text:style-name="T1">Res0013_AC_2_ETZ_001</text:span><text:span text:style-name="T2">, then:</text:span></text:p>
            <text:p text:style-name="P101"><text:span text:style-name="T75">Drawing_Index </text:span><text:span text:style-name="T85">=</text:span><text:span text:style-name="T75"> A</text:span><text:span text:style-name="T86">C</text:span></text:p>
            <text:p text:style-name="P101"><text:span text:style-name="T75">Drawing_Type </text:span><text:span text:style-name="T85">=</text:span><text:span text:style-name="T75"> </text:span><text:span text:style-name="T86">E</text:span><text:span text:style-name="T75">TZ</text:span></text:p>
            <text:p text:style-name="P91"><text:span text:style-name="T75">Dp_Number </text:span><text:span text:style-name="T85">=</text:span><text:span text:style-name="T75"> 001</text:span></text:p>
            <text:p text:style-name="P70"/>
            <text:p text:style-name="P91"><text:span text:style-name="T86">If the Result does not follow a structure to extract this information, th</text:span><text:span text:style-name="T87">ose</text:span><text:span text:style-name="T86"> column </text:span><text:span text:style-name="T89">value </text:span><text:span text:style-name="T90">should</text:span><text:span text:style-name="T89"> be</text:span><text:span text:style-name="T86"> blank.<text:line-break/></text:span><text:soft-page-break/><text:span text:style-name="T88">Example:<text:line-break/>If Result is Res0017___b.pdf-Results, then:</text:span></text:p>
            <text:p text:style-name="P102"><text:span text:style-name="T75">Drawing_Index </text:span><text:span text:style-name="T87">=</text:span><text:span text:style-name="T75"> “”</text:span></text:p>
            <text:p text:style-name="P102"><text:span text:style-name="T75">Drawing_Type </text:span><text:span text:style-name="T87">=</text:span><text:span text:style-name="T75"> “”</text:span></text:p>
            <text:p text:style-name="P92"><text:span text:style-name="T75">Dp_Number </text:span><text:span text:style-name="T87">=</text:span><text:span text:style-name="T75"> “”</text:span></text:p>
          </table:table-cell>
        </table:table-row>
        <table:table-row table:style-name="Table1.1">
          <table:table-cell table:style-name="Table1.A4" office:value-type="string">
            <text:p text:style-name="P67">Drawing_Type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67">Dp_Number</text:p>
          </table:table-cell>
          <table:covered-table-cell/>
        </table:table-row>
        <table:table-row table:style-name="Table1.1">
          <table:table-cell table:style-name="Table1.A6" office:value-type="string">
            <text:p text:style-name="P6">Drawing_Id</text:p>
          </table:table-cell>
          <table:table-cell table:style-name="Table1.B7" table:number-rows-spanned="2" office:value-type="string">
            <text:p text:style-name="P26"><text:span text:style-name="T25">From all pages present in </text:span><text:span text:style-name="T34">a</text:span><text:span text:style-name="T25"> result </text:span><text:span text:style-name="T33">top-level directory</text:span><text:span text:style-name="T25">, </text:span><text:span text:style-name="T46">in the “Human Friendly Results” excel file, in the </text:span><text:span text:style-name="T25">the sheet </text:span><text:span text:style-name="T28">called</text:span><text:span text:style-name="T25"> “TitleBlocks”.</text:span></text:p>
            <text:p text:style-name="P8"/>
            <text:p text:style-name="P31"><text:span text:style-name="T4">F</text:span><text:span text:style-name="T7">or Drawing_Id:</text:span></text:p>
            <text:p text:style-name="P23"><text:span text:style-name="T26">Use the values present in column F.<text:line-break/>Ideally you should find same value </text:span><text:span text:style-name="T27">is</text:span><text:span text:style-name="T26"> present </text:span><text:span text:style-name="T27">across the excel</text:span><text:span text:style-name="T26"> </text:span><text:span text:style-name="T45">files</text:span><text:span text:style-name="T26"> for different pages. But if there are different values, take the value from the excel sheet for “Page-1” and ignore other values. If there are no values present, set it as blank in the output file.</text:span></text:p>
            <text:p text:style-name="P9"/>
            <text:p text:style-name="P31"><text:span text:style-name="T4">F</text:span><text:span text:style-name="T7">or Weight:</text:span></text:p>
            <text:p text:style-name="P23"><text:span text:style-name="T26">Use the values present in column Q.<text:line-break/>If you </text:span><text:span text:style-name="T27">find exactly </text:span><text:span text:style-name="T26">one unique value that is numerical, use that </text:span><text:span text:style-name="T35">as the final value </text:span><text:span text:style-name="T27">for the output file</text:span><text:span text:style-name="T26">.<text:line-break/>If there are no values present, </text:span><text:span text:style-name="T27">then</text:span><text:span text:style-name="T26"> set it as blank in the output file.<text:line-break/>But if you find more than one non-unique numerical value, then your </text:span><text:span text:style-name="T27">code</text:span><text:span text:style-name="T26"> should throw an assertion error and stop processing.</text:span></text:p>
          </table:table-cell>
        </table:table-row>
        <table:table-row table:style-name="Table1.1">
          <table:table-cell table:style-name="Table1.A7" office:value-type="string">
            <text:p text:style-name="P67">Weight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67">Dimension_Type_Nominal_Count</text:p>
          </table:table-cell>
          <table:table-cell table:style-name="Table1.B11" table:number-rows-spanned="4" office:value-type="string">
            <text:p text:style-name="P34"><text:span text:style-name="T54">S</text:span><text:span text:style-name="T53">ee Appendix-A for detailed examples.</text:span></text:p>
            <text:p text:style-name="P7"/>
            <text:p text:style-name="P32"><text:span text:style-name="T4">From all pages present in </text:span><text:span text:style-name="T11">a</text:span><text:span text:style-name="T4"> result </text:span><text:span text:style-name="T9">top-level directory</text:span><text:span text:style-name="T4">, </text:span><text:span text:style-name="T12">in the “Human Friendly Results” excel file, in the </text:span><text:span text:style-name="T4">the sheet </text:span><text:span text:style-name="T8">called</text:span><text:span text:style-name="T4"> “Measures”.</text:span></text:p>
            <text:p text:style-name="P7"/>
            <text:p text:style-name="P30"><text:span text:style-name="T6">You need to </text:span><text:span text:style-name="T5">first</text:span><text:span text:style-name="T6"> </text:span><text:span text:style-name="T5">find</text:span><text:span text:style-name="T6"> all the possible type</text:span><text:span text:style-name="T10">s</text:span><text:span text:style-name="T6"> of Shape that are present in column F across </text:span><text:span text:style-name="T5">ALL RESULT </text:span><text:span text:style-name="T10">top-level directories</text:span><text:span text:style-name="T6"> together. Your code must show that you found exactly two possible values: NOMINAL and ROUND.</text:span></text:p>
            <text:p text:style-name="P27"><text:span text:style-name="T18">This is because the final output file needs to have two columns created for every possible </text:span><text:span text:style-name="T36">s</text:span><text:span text:style-name="T18">hape that </text:span><text:span text:style-name="T36">wa</text:span><text:span text:style-name="T18">s found. One </text:span><text:span text:style-name="T36">columns</text:span><text:span text:style-name="T18"> is </text:span><text:span text:style-name="T36">for </text:span><text:span text:style-name="T18">a Count, </text:span><text:span text:style-name="T36">and </text:span><text:span text:style-name="T18">other is </text:span><text:span text:style-name="T36">for a</text:span><text:span text:style-name="T18"> Tolerance value.</text:span></text:p>
            <text:p text:style-name="P11"/>
            <text:p text:style-name="P20"><text:span text:style-name="T18">T</text:span><text:span text:style-name="T19">hus for every shape found, we will have two columns in the output file like “Dimension_Type_&lt;&lt;</text:span><text:span text:style-name="T29">s</text:span><text:span text:style-name="T19">hape-name&gt;&gt;_Count” and “Dimension_Type_&lt;&lt;</text:span><text:span text:style-name="T29">s</text:span><text:span text:style-name="T19">hape-name&gt;&gt;_Tolerance”. </text:span><text:span text:style-name="T38">Since we expect exactly two types of shapes to be found in the data provided to you, the names of the columns in the output file have been </text:span><text:span text:style-name="T39">specified</text:span><text:span text:style-name="T38"> accordingly.</text:span></text:p>
            <text:p text:style-name="P12"/>
            <text:p text:style-name="P60"><text:span text:style-name="T49">How to get the C</text:span><text:span text:style-name="T52">ount for a </text:span><text:span text:style-name="T51">s</text:span><text:span text:style-name="T52">hape:</text:span></text:p>
            <text:p text:style-name="P19"><text:span text:style-name="T23">Count v</text:span><text:span text:style-name="T20">alue is the </text:span><text:span text:style-name="T23">t</text:span><text:span text:style-name="T16">otal number of rows present in all excels </text:span><text:span text:style-name="T20">files for th</text:span><text:span text:style-name="T37">at</text:span><text:span text:style-name="T20"> result</text:span><text:span text:style-name="T16"> where column F </text:span><text:span text:style-name="T20">value </text:span><text:span text:style-name="T16">matches that shape.</text:span></text:p>
            <text:p text:style-name="P13">Example:</text:p>
            <text:p text:style-name="P18"><text:span text:style-name="T16">Suppose a result </text:span><text:span text:style-name="T23">top-level </text:span><text:span text:style-name="T16">directory has </text:span><text:span text:style-name="T23">two</text:span><text:span text:style-name="T16"> Page directories </text:span><text:span text:style-name="T23">i.e. “Page 1” and “Page 2”</text:span><text:span text:style-name="T16">. </text:span><text:span text:style-name="T38">One</text:span><text:span text:style-name="T16"> excel </text:span><text:span text:style-name="T38">file</text:span><text:span text:style-name="T16"> has 3 </text:span><text:soft-page-break/><text:span text:style-name="T16">data rows </text:span><text:span text:style-name="T20">with column F as</text:span><text:span text:style-name="T16"> ROUND, and </text:span><text:span text:style-name="T23">second excel has </text:span><text:span text:style-name="T16">6 data rows </text:span><text:span text:style-name="T20">where column F is ROUND</text:span><text:span text:style-name="T16">. Then the Dimension_Type_Round_Count </text:span><text:span text:style-name="T17">= 3 + 6 = 9.</text:span></text:p>
            <text:p text:style-name="P22"><text:span text:style-name="T17">I</text:span><text:span text:style-name="T20">f there are no rows present </text:span><text:span text:style-name="T23">with Column F having ROUND</text:span><text:span text:style-name="T20">, then the count </text:span><text:span text:style-name="T23">will</text:span><text:span text:style-name="T20"> be 0.</text:span></text:p>
            <text:p text:style-name="P14"/>
            <text:p text:style-name="P15"/>
            <text:p text:style-name="P60"><text:span text:style-name="T49">How to get the </text:span><text:span text:style-name="T50">Tolerance </text:span><text:span text:style-name="T49">for a </text:span><text:span text:style-name="T51">s</text:span><text:span text:style-name="T49">hape:</text:span></text:p>
            <text:p text:style-name="P19"><text:span text:style-name="T15">Y</text:span><text:span text:style-name="T17">ou need to use the values in columns M, J, and K.</text:span></text:p>
            <text:p text:style-name="P33"><text:span text:style-name="T6">M </text:span><text:span text:style-name="T3">is the Tolerance-Grade.</text:span></text:p>
            <text:p text:style-name="P16">J is the Upper-Deviation.</text:p>
            <text:p text:style-name="P16">K is the Lower-Deviation.</text:p>
            <text:p text:style-name="P19"><text:span text:style-name="T40">I</text:span><text:span text:style-name="T30">f possible, </text:span><text:span text:style-name="T40">first</text:span><text:span text:style-name="T21"> we try to </text:span><text:span text:style-name="T15">identify the Tolerance </text:span><text:span text:style-name="T21">value</text:span><text:span text:style-name="T15"> </text:span><text:span text:style-name="T30">only using</text:span><text:span text:style-name="T15"> column M. Only if we cannot do this, then we need to look at the values in columns J &amp; K and try to determine the tolerance </text:span><text:span text:style-name="T40">value</text:span><text:span text:style-name="T15">.</text:span></text:p>
            <text:p text:style-name="P21"><text:span text:style-name="T14">F</text:span><text:span text:style-name="T21">or all data rows for </text:span><text:span text:style-name="T40">a particular</text:span><text:span text:style-name="T21"> shape </text:span><text:span text:style-name="T40">(i.e. these data rows have the same value in column F)</text:span><text:span text:style-name="T21">, first look at the values present in column M. </text:span><text:span text:style-name="T40">Note that </text:span><text:span text:style-name="T21">rows </text:span><text:span text:style-name="T30">may have column M value as </text:span><text:span text:style-name="T21">blank. But we are interested in any values that are like “IT” followed by a number. E.g. IT1</text:span><text:span text:style-name="T30">2</text:span><text:span text:style-name="T21">, IT15, IT8, etc. Sometimes it could also be “IT?” and these values cannot be used by us </text:span><text:span text:style-name="T41">as there is no number present but only a question-mark</text:span><text:span text:style-name="T21">. Now out of all the values present that are like “IT&lt;&lt;some-number&gt;&gt;”, find the smallest &lt;&lt;some-number&gt;&gt; and that is our value to use. E.g. </text:span><text:span text:style-name="T22">Suppose</text:span><text:span text:style-name="T21"> we f</text:span><text:span text:style-name="T22">ind</text:span><text:span text:style-name="T21"> values like IT</text:span><text:span text:style-name="T22">15</text:span><text:span text:style-name="T21">, IT8, </text:span><text:span text:style-name="T22">IT12,</text:span><text:span text:style-name="T21"> </text:span><text:span text:style-name="T22">and</text:span><text:span text:style-name="T21"> IT10. </text:span><text:span text:style-name="T30">Then</text:span><text:span text:style-name="T22"> </text:span><text:span text:style-name="T30">as</text:span><text:span text:style-name="T21"> 8 is the smallest number </text:span><text:span text:style-name="T22">we </text:span><text:span text:style-name="T30">have </text:span><text:span text:style-name="T22">found</text:span><text:span text:style-name="T21">, </text:span><text:span text:style-name="T22">the Tolerance value </text:span><text:span text:style-name="T30">will be </text:span><text:span text:style-name="T22">“</text:span><text:span text:style-name="T21">IT8” </text:span><text:span text:style-name="T42">for that particular shape</text:span><text:span text:style-name="T21">.</text:span></text:p>
            <text:p text:style-name="P24"><text:span text:style-name="T21">But suppose everything in column M for that shape is either blank or like “IT?”. </text:span><text:span text:style-name="T30">Now </text:span><text:span text:style-name="T21">we cannot directly find the Tolerance value from column M. </text:span><text:span text:style-name="T30">W</text:span><text:span text:style-name="T22">e </text:span><text:span text:style-name="T30">now </text:span><text:span text:style-name="T22">have </text:span><text:span text:style-name="T42">ignore the column M values now, and need</text:span><text:span text:style-name="T22"> to use the values in columns J and K.<text:line-break/>We first find the </text:span><text:span text:style-name="T47">deviation </text:span><text:span text:style-name="T48">for row</text:span><text:span text:style-name="T22"> </text:span><text:span text:style-name="T43">as </text:span><text:span text:style-name="T30">= </text:span><text:span text:style-name="T22">column J – column K </text:span><text:span text:style-name="T30">(i.e. </text:span><text:span text:style-name="T22">Upper-Deviation – Lower-Deviation</text:span><text:span text:style-name="T30">)</text:span><text:span text:style-name="T22">.</text:span></text:p>
            <text:p text:style-name="P21"><text:span text:style-name="T24">I</text:span><text:span text:style-name="T22">f </text:span><text:span text:style-name="T24">there are no numbers in </text:span><text:span text:style-name="T43">columns</text:span><text:span text:style-name="T22"> J </text:span><text:span text:style-name="T24">and</text:span><text:span text:style-name="T22"> K </text:span><text:span text:style-name="T24">as both are blank for that row item, then ignore that row item</text:span><text:span text:style-name="T22">. </text:span><text:span text:style-name="T24">But if there is a </text:span><text:span text:style-name="T30">non-blank numerical value</text:span><text:span text:style-name="T24"> present in either </text:span><text:span text:style-name="T30">columns </text:span><text:span text:style-name="T24">J or K or in both, </text:span><text:span text:style-name="T43">only </text:span><text:span text:style-name="T24">then you </text:span><text:span text:style-name="T43">replace a blank for that row with 0, and then </text:span><text:span text:style-name="T24">compute the </text:span><text:span text:style-name="T30">difference</text:span><text:span text:style-name="T24">.</text:span><text:span text:style-name="T22"> </text:span><text:span text:style-name="T24">Out of all the </text:span><text:span text:style-name="T30">difference</text:span><text:span text:style-name="T24"> values found, take the lowest numerical value as the Tolerance value </text:span><text:span text:style-name="T43">for that particular shape</text:span><text:span text:style-name="T24">.</text:span></text:p>
            <text:p text:style-name="P25"><text:span text:style-name="T24">If there are no values present in J &amp; K columns </text:span><text:span text:style-name="T31">for all the row items</text:span><text:span text:style-name="T24">, then we cannot find the tolerance for this </text:span><text:span text:style-name="T31">s</text:span><text:span text:style-name="T24">hape of the Result. We then set the Tolerance value as blank</text:span><text:span text:style-name="T43"> for this shape</text:span><text:span text:style-name="T24">.</text:span></text:p>
          </table:table-cell>
        </table:table-row>
        <table:table-row table:style-name="Table1.1">
          <table:table-cell table:style-name="Table1.A9" office:value-type="string">
            <text:p text:style-name="P67">Dimension_Type_Nominal_Tolerance</text:p>
          </table:table-cell>
          <table:covered-table-cell/>
        </table:table-row>
        <table:table-row table:style-name="Table1.1">
          <table:table-cell table:style-name="Table1.A10" office:value-type="string">
            <text:p text:style-name="P67">Dimension_Type_Round_Count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67">Dimension_Type_Round_Tolerance</text:p>
          </table:table-cell>
          <table:covered-table-cell/>
        </table:table-row>
        <table:table-row table:style-name="Table1.1">
          <table:table-cell table:style-name="Table1.A14" office:value-type="string">
            <text:p text:style-name="P67">View_Count</text:p>
          </table:table-cell>
          <table:table-cell table:style-name="Table1.B12" office:value-type="string">
            <text:p text:style-name="P94"><text:span text:style-name="T80">In every result top-level directory, we will find the directory structure as:<text:line-break/>/&lt;&lt;top-level-Result-directory&gt;&gt;/Page </text:span><text:span text:style-name="T81">&lt;&lt;</text:span><text:span text:style-name="T80">number&gt;&gt;/Sheet </text:span><text:span text:style-name="T81">&lt;&lt;</text:span><text:span text:style-name="T80">number&gt;&gt;/Canvas </text:span><text:span text:style-name="T81">&lt;&lt;</text:span><text:span text:style-name="T80">number&gt;&gt;/Sectional </text:span><text:span text:style-name="T81">&lt;&lt;</text:span><text:span text:style-name="T80">number&gt;&gt;<text:line-break/></text:span><text:span text:style-name="T91">For Example</text:span><text:span text:style-name="T80">: “/Results_Task_edited/Res0001_AC_4_ETZ_001.pdf-Results/Page 2/Sheet 1/Canvas 1/Sectional 3/”</text:span></text:p>
            <text:p text:style-name="P72"/>
            <text:p text:style-name="P94"><text:soft-page-break/><text:span text:style-name="T80">Across all pages for a particular result top-level directory, count how many Sectional directories exist </text:span><text:span text:style-name="T92">at </text:span><text:span text:style-name="T94">exactly</text:span><text:span text:style-name="T92"> the </text:span><text:span text:style-name="T93">depth level</text:span><text:span text:style-name="T92"> specified </text:span><text:span text:style-name="T93">above</text:span><text:span text:style-name="T80">.</text:span></text:p>
            <text:p text:style-name="P72">The View_Count value is simply the count of such Sectional directories.</text:p>
            <text:p text:style-name="P73">Thus, in the directory structure, for all pages, all sheets, look at the directory "Canvas 1", and count how many <text:span text:style-name="T144">sub-</text:span>dir<text:span text:style-name="T144">ectorie</text:span>s are <text:span text:style-name="T144">present </text:span>like "Sectional &lt;&lt;number&gt;&gt;". <text:span text:style-name="T145">Ignore any other sub-directories from your count.</text:span></text:p>
          </table:table-cell>
        </table:table-row>
        <table:table-row table:style-name="Table1.1">
          <table:table-cell table:style-name="Table1.A14" office:value-type="string">
            <text:p text:style-name="P67">Inclined_Drilling_Count</text:p>
          </table:table-cell>
          <table:table-cell table:style-name="Table1.B14" table:number-rows-spanned="2" office:value-type="string">
            <text:p text:style-name="P35"><text:span text:style-name="T54">S</text:span><text:span text:style-name="T53">ee Appendix-</text:span><text:span text:style-name="T55">B</text:span><text:span text:style-name="T53"> for detailed examples.</text:span></text:p>
            <text:p text:style-name="P10"/>
            <text:p text:style-name="P29"><text:span text:style-name="T25">From all pages present in </text:span><text:span text:style-name="T34">a</text:span><text:span text:style-name="T25"> result </text:span><text:span text:style-name="T33">top-level directory</text:span><text:span text:style-name="T25">, </text:span><text:span text:style-name="T46">in the “Human Friendly Results” excel file, in the </text:span><text:span text:style-name="T25">the sheet </text:span><text:span text:style-name="T28">called</text:span><text:span text:style-name="T25"> “</text:span><text:span text:style-name="T32">Measures</text:span><text:span text:style-name="T25">”.</text:span></text:p>
            <text:p text:style-name="P10"/>
            <text:p text:style-name="P58"><text:span text:style-name="T25">Y</text:span><text:span text:style-name="T13">ou need to only identify the row items where the column F value is ROUND and ignore any other shape type. We need to determine a count and generate a string value.</text:span></text:p>
            <text:p text:style-name="P17"/>
            <text:p text:style-name="P28"><text:span text:style-name="T33">Then use the values present in column D (</text:span><text:span text:style-name="T44">P</text:span><text:span text:style-name="T33">osition on </text:span><text:span text:style-name="T44">S</text:span><text:span text:style-name="T33">ectional). These are co-ordinates of two points in the format: ((x1, y1), (x2, y2)).<text:line-break/>Use a cutoff limit of CUTOFF_INCLINED_DRILLING_POSITION_DIFFERENCE = 4.<text:line-break/>We need to find the count of only those row-items which meet the following two condition together:<text:line-break/>Condition 1: Absolute_value_of(x1 – x2) &gt; <text:s/>CUTOFF_INCLINED_DRILLING_POSITION_DIFFERENCE; and</text:span></text:p>
            <text:p text:style-name="P17">Condition 2: Absolute_value_of(y1 – y2) &gt; <text:s/>CUTOFF_INCLINED_DRILLING_POSITION_DIFFERENCE</text:p>
            <text:p text:style-name="P17">The total count of all row items <text:span text:style-name="T146">meeting the above two conditions at the same time </text:span>will <text:span text:style-name="T146">be</text:span> the value for Inclined_Drilling_Count.<text:line-break/></text:p>
            <text:p text:style-name="P17">Next, only for the row-items which were included in the above count, take the values present in column B. Join them all as a string separated by a comma and space <text:span text:style-name="T147">(“, ”)</text:span>. This string will be the value for the Inclined_Drilling_Values.</text:p>
          </table:table-cell>
        </table:table-row>
        <table:table-row table:style-name="Table1.1">
          <table:table-cell table:style-name="Table1.A14" office:value-type="string">
            <text:p text:style-name="P67">Inclined_Drilling_Valu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46">Appendix-A</text:p>
      <text:p text:style-name="P61"><text:span text:style-name="T62">In this example, “Don’t care” </text:span><text:span text:style-name="T70">in the table</text:span><text:span text:style-name="T62"> means there could actually be a value but we </text:span><text:span text:style-name="T70">should be ignoring</text:span><text:span text:style-name="T62"> it.</text:span></text:p>
      <text:p text:style-name="P41"/>
      <text:p text:style-name="P43"><text:span text:style-name="T59">N</text:span><text:span text:style-name="T58">OTE: Our real data does not have a Shape called SHAPE3, but this is just for the example.</text:span></text:p>
      <text:p text:style-name="P51">Suppose some top-level result directory, has two Page directories with its one excel file each.</text:p>
      <text:p text:style-name="P61"><text:span text:style-name="T59">Excel file for Page-1 has 3 data rows for Shape=NOMINAL, 5 data rows for Shape=ROUND, </text:span><text:span text:style-name="T62">and 2 data rows for SHAPE3</text:span><text:span text:style-name="T59">.</text:span></text:p>
      <text:p text:style-name="P61"><text:soft-page-break/><text:span text:style-name="T59">Excel file for Page-2 has 7 rows for Shape=NOMINAL, 2 rows for Shape=ROUND, </text:span><text:span text:style-name="T62">and </text:span><text:span text:style-name="T63">1</text:span><text:span text:style-name="T62"> data rows for SHAPE3</text:span><text:span text:style-name="T59">.</text:span></text:p>
      <text:p text:style-name="P103"/>
      <text:p text:style-name="P44"><text:span text:style-name="T154">Append</text:span><text:span text:style-name="T155">i</text:span><text:span text:style-name="T154">x A Table</text:span></text:p>
      <table:table table:name="Table_Appendix-A" table:style-name="Table_5f_Appendix-A">
        <table:table-column table:style-name="Table_5f_Appendix-A.A"/>
        <table:table-column table:style-name="Table_5f_Appendix-A.B"/>
        <table:table-column table:style-name="Table_5f_Appendix-A.C"/>
        <table:table-column table:style-name="Table_5f_Appendix-A.D"/>
        <table:table-column table:style-name="Table_5f_Appendix-A.C"/>
        <table:table-column table:style-name="Table_5f_Appendix-A.F"/>
        <table:table-row table:style-name="Table_5f_Appendix-A.1">
          <table:table-cell table:style-name="Table_5f_Appendix-A.A1" office:value-type="string">
            <text:p text:style-name="P86">SN</text:p>
          </table:table-cell>
          <table:table-cell table:style-name="Table_5f_Appendix-A.A1" office:value-type="string">
            <text:p text:style-name="P86">Column_F</text:p>
          </table:table-cell>
          <table:table-cell table:style-name="Table_5f_Appendix-A.A1" office:value-type="string">
            <text:p text:style-name="P86">Column_M</text:p>
          </table:table-cell>
          <table:table-cell table:style-name="Table_5f_Appendix-A.A1" office:value-type="string">
            <text:p text:style-name="P86">Column_J</text:p>
          </table:table-cell>
          <table:table-cell table:style-name="Table_5f_Appendix-A.A1" office:value-type="string">
            <text:p text:style-name="P86">Column_K</text:p>
          </table:table-cell>
          <table:table-cell table:style-name="Table_5f_Appendix-A.A1" office:value-type="string">
            <text:p text:style-name="P86">Notes</text:p>
          </table:table-cell>
        </table:table-row>
        <table:table-row table:style-name="Table_5f_Appendix-A.1">
          <table:table-cell table:style-name="Table_5f_Appendix-A.A10" office:value-type="string">
            <text:p text:style-name="P77">1</text:p>
          </table:table-cell>
          <table:table-cell table:style-name="Table_5f_Appendix-A.B2" office:value-type="string">
            <text:p text:style-name="P77">NOMINAL</text:p>
          </table:table-cell>
          <table:table-cell table:style-name="Table_5f_Appendix-A.C2" office:value-type="string">
            <text:p text:style-name="P79"/>
          </table:table-cell>
          <table:table-cell table:style-name="Table_5f_Appendix-A.D10" office:value-type="string">
            <text:p text:style-name="P81"/>
          </table:table-cell>
          <table:table-cell table:style-name="Table_5f_Appendix-A.E2" office:value-type="string">
            <text:p text:style-name="P77"/>
          </table:table-cell>
          <table:table-cell table:style-name="Table_5f_Appendix-A.F2" table:number-rows-spanned="10" office:value-type="string">
            <text:p text:style-name="P77">Data from Page-1 excel</text:p>
          </table:table-cell>
        </table:table-row>
        <table:table-row table:style-name="TableLine94331370146352">
          <table:table-cell table:style-name="Table_5f_Appendix-A.A11" office:value-type="string">
            <text:p text:style-name="P77">2</text:p>
          </table:table-cell>
          <table:table-cell table:style-name="Table_5f_Appendix-A.B3" office:value-type="string">
            <text:p text:style-name="P77">NOMINAL</text:p>
          </table:table-cell>
          <table:table-cell table:style-name="Table_5f_Appendix-A.C3" office:value-type="string">
            <text:p text:style-name="P80">IT?</text:p>
          </table:table-cell>
          <table:table-cell table:style-name="Table_5f_Appendix-A.D11" office:value-type="string">
            <text:p text:style-name="P81">0.<text:span text:style-name="T108">0</text:span>5</text:p>
          </table:table-cell>
          <table:table-cell table:style-name="Table_5f_Appendix-A.E3" office:value-type="string">
            <text:p text:style-name="P79"><text:span text:style-name="T98">-</text:span><text:span text:style-name="T107">0.</text:span><text:span text:style-name="T108">0</text:span><text:span text:style-name="T107">5</text:span></text:p>
          </table:table-cell>
          <table:covered-table-cell/>
        </table:table-row>
        <table:table-row table:style-name="TableLine94331370150592">
          <table:table-cell table:style-name="Table_5f_Appendix-A.A10" office:value-type="string">
            <text:p text:style-name="P77">3</text:p>
          </table:table-cell>
          <table:table-cell table:style-name="Table_5f_Appendix-A.B4" office:value-type="string">
            <text:p text:style-name="P77">NOMINAL</text:p>
          </table:table-cell>
          <table:table-cell table:style-name="Table_5f_Appendix-A.C4" office:value-type="string">
            <text:p text:style-name="P77"/>
          </table:table-cell>
          <table:table-cell table:style-name="Table_5f_Appendix-A.D10" office:value-type="string">
            <text:p text:style-name="P79"/>
          </table:table-cell>
          <table:table-cell table:style-name="Table_5f_Appendix-A.E4" office:value-type="string">
            <text:p text:style-name="P81">-1.5</text:p>
          </table:table-cell>
          <table:covered-table-cell/>
        </table:table-row>
        <table:table-row table:style-name="TableLine94331370154144">
          <table:table-cell table:style-name="Table_5f_Appendix-A.A11" office:value-type="string">
            <text:p text:style-name="P77">4</text:p>
          </table:table-cell>
          <table:table-cell table:style-name="Table_5f_Appendix-A.B5" office:value-type="string">
            <text:p text:style-name="P77">ROUND</text:p>
          </table:table-cell>
          <table:table-cell table:style-name="Table_5f_Appendix-A.C5" office:value-type="string">
            <text:p text:style-name="P77"/>
          </table:table-cell>
          <table:table-cell table:style-name="Table_5f_Appendix-A.D11" office:value-type="string">
            <text:p text:style-name="P77">Don’t care</text:p>
          </table:table-cell>
          <table:table-cell table:style-name="Table_5f_Appendix-A.E5" office:value-type="string">
            <text:p text:style-name="P77">Don’t care</text:p>
          </table:table-cell>
          <table:covered-table-cell/>
        </table:table-row>
        <table:table-row table:style-name="TableLine94331370157728">
          <table:table-cell table:style-name="Table_5f_Appendix-A.A10" office:value-type="string">
            <text:p text:style-name="P77">5</text:p>
          </table:table-cell>
          <table:table-cell table:style-name="Table_5f_Appendix-A.B6" office:value-type="string">
            <text:p text:style-name="P77">ROUND</text:p>
          </table:table-cell>
          <table:table-cell table:style-name="Table_5f_Appendix-A.C6" office:value-type="string">
            <text:p text:style-name="P77">IT?</text:p>
          </table:table-cell>
          <table:table-cell table:style-name="Table_5f_Appendix-A.D10" office:value-type="string">
            <text:p text:style-name="P77">Don’t care</text:p>
          </table:table-cell>
          <table:table-cell table:style-name="Table_5f_Appendix-A.E6" office:value-type="string">
            <text:p text:style-name="P77">Don’t care</text:p>
          </table:table-cell>
          <table:covered-table-cell/>
        </table:table-row>
        <table:table-row table:style-name="TableLine94331370161184">
          <table:table-cell table:style-name="Table_5f_Appendix-A.A11" office:value-type="string">
            <text:p text:style-name="P77">6</text:p>
          </table:table-cell>
          <table:table-cell table:style-name="Table_5f_Appendix-A.B7" office:value-type="string">
            <text:p text:style-name="P77">ROUND</text:p>
          </table:table-cell>
          <table:table-cell table:style-name="Table_5f_Appendix-A.C7" office:value-type="string">
            <text:p text:style-name="P77">IT18</text:p>
          </table:table-cell>
          <table:table-cell table:style-name="Table_5f_Appendix-A.D11" office:value-type="string">
            <text:p text:style-name="P77">Don’t care</text:p>
          </table:table-cell>
          <table:table-cell table:style-name="Table_5f_Appendix-A.E7" office:value-type="string">
            <text:p text:style-name="P77">Don’t care</text:p>
          </table:table-cell>
          <table:covered-table-cell/>
        </table:table-row>
        <table:table-row table:style-name="TableLine94331370164688">
          <table:table-cell table:style-name="Table_5f_Appendix-A.A10" office:value-type="string">
            <text:p text:style-name="P77">7</text:p>
          </table:table-cell>
          <table:table-cell table:style-name="Table_5f_Appendix-A.B8" office:value-type="string">
            <text:p text:style-name="P77">ROUND</text:p>
          </table:table-cell>
          <table:table-cell table:style-name="Table_5f_Appendix-A.C8" office:value-type="string">
            <text:p text:style-name="P77">IT12</text:p>
          </table:table-cell>
          <table:table-cell table:style-name="Table_5f_Appendix-A.D10" office:value-type="string">
            <text:p text:style-name="P77">Don’t care</text:p>
          </table:table-cell>
          <table:table-cell table:style-name="Table_5f_Appendix-A.E8" office:value-type="string">
            <text:p text:style-name="P77">Don’t care</text:p>
          </table:table-cell>
          <table:covered-table-cell/>
        </table:table-row>
        <table:table-row table:style-name="TableLine94331370168192">
          <table:table-cell table:style-name="Table_5f_Appendix-A.A10" office:value-type="string">
            <text:p text:style-name="P83">8</text:p>
          </table:table-cell>
          <table:table-cell table:style-name="Table_5f_Appendix-A.B9" office:value-type="string">
            <text:p text:style-name="P77">ROUND</text:p>
          </table:table-cell>
          <table:table-cell table:style-name="Table_5f_Appendix-A.C9" office:value-type="string">
            <text:p text:style-name="P77">IT8</text:p>
          </table:table-cell>
          <table:table-cell table:style-name="Table_5f_Appendix-A.D10" office:value-type="string">
            <text:p text:style-name="P77">Don’t care</text:p>
          </table:table-cell>
          <table:table-cell table:style-name="Table_5f_Appendix-A.E9" office:value-type="string">
            <text:p text:style-name="P77">Don’t care</text:p>
          </table:table-cell>
          <table:covered-table-cell/>
        </table:table-row>
        <table:table-row table:style-name="TableLine94331370171616">
          <table:table-cell table:style-name="Table_5f_Appendix-A.A10" office:value-type="string">
            <text:p text:style-name="P83">9</text:p>
          </table:table-cell>
          <table:table-cell table:style-name="Table_5f_Appendix-A.B10" office:value-type="string">
            <text:p text:style-name="P83">SHAPE3</text:p>
          </table:table-cell>
          <table:table-cell table:style-name="Table_5f_Appendix-A.C10" office:value-type="string">
            <text:p text:style-name="P77"/>
          </table:table-cell>
          <table:table-cell table:style-name="Table_5f_Appendix-A.D10" office:value-type="string">
            <text:p text:style-name="P77"/>
          </table:table-cell>
          <table:table-cell table:style-name="Table_5f_Appendix-A.E10" office:value-type="string">
            <text:p text:style-name="P77"/>
          </table:table-cell>
          <table:covered-table-cell/>
        </table:table-row>
        <table:table-row table:style-name="TableLine94331370175120">
          <table:table-cell table:style-name="Table_5f_Appendix-A.A11" office:value-type="string">
            <text:p text:style-name="P83">10</text:p>
          </table:table-cell>
          <table:table-cell table:style-name="Table_5f_Appendix-A.B11" office:value-type="string">
            <text:p text:style-name="P83">SHAPE3</text:p>
          </table:table-cell>
          <table:table-cell table:style-name="Table_5f_Appendix-A.C11" office:value-type="string">
            <text:p text:style-name="P77"/>
          </table:table-cell>
          <table:table-cell table:style-name="Table_5f_Appendix-A.D11" office:value-type="string">
            <text:p text:style-name="P77"/>
          </table:table-cell>
          <table:table-cell table:style-name="Table_5f_Appendix-A.E11" office:value-type="string">
            <text:p text:style-name="P77"/>
          </table:table-cell>
          <table:covered-table-cell/>
        </table:table-row>
        <table:table-row table:style-name="TableLine94331370178976">
          <table:table-cell table:style-name="Table_5f_Appendix-A.A19" office:value-type="string">
            <text:p text:style-name="P84">11</text:p>
          </table:table-cell>
          <table:table-cell table:style-name="Table_5f_Appendix-A.B12" office:value-type="string">
            <text:p text:style-name="P77">NOMINAL</text:p>
          </table:table-cell>
          <table:table-cell table:style-name="Table_5f_Appendix-A.C12" office:value-type="string">
            <text:p text:style-name="P85">IT?</text:p>
          </table:table-cell>
          <table:table-cell table:style-name="Table_5f_Appendix-A.D19" office:value-type="string">
            <text:p text:style-name="P85">+2.5</text:p>
          </table:table-cell>
          <table:table-cell table:style-name="Table_5f_Appendix-A.E12" office:value-type="string">
            <text:p text:style-name="P85">0</text:p>
          </table:table-cell>
          <table:table-cell table:style-name="Table_5f_Appendix-A.F2" table:number-rows-spanned="10" office:value-type="string">
            <text:p text:style-name="P77">Data from Page-<text:span text:style-name="T104">2</text:span> excel</text:p>
          </table:table-cell>
        </table:table-row>
        <table:table-row table:style-name="TableLine94331370182880">
          <table:table-cell table:style-name="Table_5f_Appendix-A.A19" office:value-type="string">
            <text:p text:style-name="P79"><text:span text:style-name="T98">1</text:span><text:span text:style-name="T106">2</text:span></text:p>
          </table:table-cell>
          <table:table-cell table:style-name="Table_5f_Appendix-A.B13" office:value-type="string">
            <text:p text:style-name="P77">NOMINAL</text:p>
          </table:table-cell>
          <table:table-cell table:style-name="Table_5f_Appendix-A.C13" office:value-type="string">
            <text:p text:style-name="Table_20_Contents"/>
          </table:table-cell>
          <table:table-cell table:style-name="Table_5f_Appendix-A.D19" office:value-type="string">
            <text:p text:style-name="Table_20_Contents"/>
          </table:table-cell>
          <table:table-cell table:style-name="Table_5f_Appendix-A.E13" office:value-type="string">
            <text:p text:style-name="Table_20_Contents"/>
          </table:table-cell>
          <table:covered-table-cell/>
        </table:table-row>
        <table:table-row table:style-name="TableLine94331370186336">
          <table:table-cell table:style-name="Table_5f_Appendix-A.A19" office:value-type="string">
            <text:p text:style-name="P79"><text:span text:style-name="T98">1</text:span><text:span text:style-name="T106">3</text:span></text:p>
          </table:table-cell>
          <table:table-cell table:style-name="Table_5f_Appendix-A.B14" office:value-type="string">
            <text:p text:style-name="P77">NOMINAL</text:p>
          </table:table-cell>
          <table:table-cell table:style-name="Table_5f_Appendix-A.C14" office:value-type="string">
            <text:p text:style-name="Table_20_Contents"/>
          </table:table-cell>
          <table:table-cell table:style-name="Table_5f_Appendix-A.D19" office:value-type="string">
            <text:p text:style-name="P82">+0.75</text:p>
          </table:table-cell>
          <table:table-cell table:style-name="Table_5f_Appendix-A.E14" office:value-type="string">
            <text:p text:style-name="Table_20_Contents"/>
          </table:table-cell>
          <table:covered-table-cell/>
        </table:table-row>
        <table:table-row table:style-name="TableLine94331370189840">
          <table:table-cell table:style-name="Table_5f_Appendix-A.A19" office:value-type="string">
            <text:p text:style-name="P79"><text:span text:style-name="T98">1</text:span><text:span text:style-name="T106">4</text:span></text:p>
          </table:table-cell>
          <table:table-cell table:style-name="Table_5f_Appendix-A.B15" office:value-type="string">
            <text:p text:style-name="P77">NOMINAL</text:p>
          </table:table-cell>
          <table:table-cell table:style-name="Table_5f_Appendix-A.C15" office:value-type="string">
            <text:p text:style-name="Table_20_Contents"/>
          </table:table-cell>
          <table:table-cell table:style-name="Table_5f_Appendix-A.D19" office:value-type="string">
            <text:p text:style-name="Table_20_Contents"/>
          </table:table-cell>
          <table:table-cell table:style-name="Table_5f_Appendix-A.E15" office:value-type="string">
            <text:p text:style-name="Table_20_Contents"/>
          </table:table-cell>
          <table:covered-table-cell/>
        </table:table-row>
        <table:table-row table:style-name="TableLine94331370193344">
          <table:table-cell table:style-name="Table_5f_Appendix-A.A19" office:value-type="string">
            <text:p text:style-name="P79"><text:span text:style-name="T98">1</text:span><text:span text:style-name="T106">5</text:span></text:p>
          </table:table-cell>
          <table:table-cell table:style-name="Table_5f_Appendix-A.B16" office:value-type="string">
            <text:p text:style-name="P77">NOMINAL</text:p>
          </table:table-cell>
          <table:table-cell table:style-name="Table_5f_Appendix-A.C16" office:value-type="string">
            <text:p text:style-name="Table_20_Contents"/>
          </table:table-cell>
          <table:table-cell table:style-name="Table_5f_Appendix-A.D19" office:value-type="string">
            <text:p text:style-name="P85">+0.1</text:p>
          </table:table-cell>
          <table:table-cell table:style-name="Table_5f_Appendix-A.E16" office:value-type="string">
            <text:p text:style-name="Table_20_Contents">-<text:span text:style-name="T105">0.025</text:span></text:p>
          </table:table-cell>
          <table:covered-table-cell/>
        </table:table-row>
        <table:table-row table:style-name="TableLine94331370196848">
          <table:table-cell table:style-name="Table_5f_Appendix-A.A19" office:value-type="string">
            <text:p text:style-name="P79"><text:span text:style-name="T98">1</text:span><text:span text:style-name="T106">6</text:span></text:p>
          </table:table-cell>
          <table:table-cell table:style-name="Table_5f_Appendix-A.B17" office:value-type="string">
            <text:p text:style-name="P77">NOMINAL</text:p>
          </table:table-cell>
          <table:table-cell table:style-name="Table_5f_Appendix-A.C17" office:value-type="string">
            <text:p text:style-name="Table_20_Contents"/>
          </table:table-cell>
          <table:table-cell table:style-name="Table_5f_Appendix-A.D19" office:value-type="string">
            <text:p text:style-name="Table_20_Contents"/>
          </table:table-cell>
          <table:table-cell table:style-name="Table_5f_Appendix-A.E17" office:value-type="string">
            <text:p text:style-name="Table_20_Contents"/>
          </table:table-cell>
          <table:covered-table-cell/>
        </table:table-row>
        <table:table-row table:style-name="TableLine94331370200352">
          <table:table-cell table:style-name="Table_5f_Appendix-A.A19" office:value-type="string">
            <text:p text:style-name="P79"><text:span text:style-name="T98">1</text:span><text:span text:style-name="T106">7</text:span></text:p>
          </table:table-cell>
          <table:table-cell table:style-name="Table_5f_Appendix-A.B18" office:value-type="string">
            <text:p text:style-name="P77">NOMINAL</text:p>
          </table:table-cell>
          <table:table-cell table:style-name="Table_5f_Appendix-A.C18" office:value-type="string">
            <text:p text:style-name="Table_20_Contents"/>
          </table:table-cell>
          <table:table-cell table:style-name="Table_5f_Appendix-A.D19" office:value-type="string">
            <text:p text:style-name="Table_20_Contents"/>
          </table:table-cell>
          <table:table-cell table:style-name="Table_5f_Appendix-A.E18" office:value-type="string">
            <text:p text:style-name="Table_20_Contents"/>
          </table:table-cell>
          <table:covered-table-cell/>
        </table:table-row>
        <table:table-row table:style-name="TableLine94331370203856">
          <table:table-cell table:style-name="Table_5f_Appendix-A.A19" office:value-type="string">
            <text:p text:style-name="P79"><text:span text:style-name="T98">1</text:span><text:span text:style-name="T106">8</text:span></text:p>
          </table:table-cell>
          <table:table-cell table:style-name="Table_5f_Appendix-A.B19" office:value-type="string">
            <text:p text:style-name="P77">ROUND</text:p>
          </table:table-cell>
          <table:table-cell table:style-name="Table_5f_Appendix-A.C19" office:value-type="string">
            <text:p text:style-name="P80">IT?</text:p>
          </table:table-cell>
          <table:table-cell table:style-name="Table_5f_Appendix-A.D19" office:value-type="string">
            <text:p text:style-name="P77">Don’t care</text:p>
          </table:table-cell>
          <table:table-cell table:style-name="Table_5f_Appendix-A.E19" office:value-type="string">
            <text:p text:style-name="P77">Don’t care</text:p>
          </table:table-cell>
          <table:covered-table-cell/>
        </table:table-row>
        <table:table-row table:style-name="TableLine94331370207360">
          <table:table-cell table:style-name="Table_5f_Appendix-A.A20" office:value-type="string">
            <text:p text:style-name="P79"><text:span text:style-name="T98">1</text:span><text:span text:style-name="T106">9</text:span></text:p>
          </table:table-cell>
          <table:table-cell table:style-name="Table_5f_Appendix-A.B20" office:value-type="string">
            <text:p text:style-name="P77">ROUND</text:p>
          </table:table-cell>
          <table:table-cell table:style-name="Table_5f_Appendix-A.C20" office:value-type="string">
            <text:p text:style-name="Table_20_Contents"/>
          </table:table-cell>
          <table:table-cell table:style-name="Table_5f_Appendix-A.D20" office:value-type="string">
            <text:p text:style-name="P77">Don’t care</text:p>
          </table:table-cell>
          <table:table-cell table:style-name="Table_5f_Appendix-A.E20" office:value-type="string">
            <text:p text:style-name="P77">Don’t care</text:p>
          </table:table-cell>
          <table:covered-table-cell/>
        </table:table-row>
        <table:table-row table:style-name="TableLine94331370211952">
          <table:table-cell table:style-name="Table_5f_Appendix-A.A21" office:value-type="string">
            <text:p text:style-name="P84">20</text:p>
          </table:table-cell>
          <table:table-cell table:style-name="Table_5f_Appendix-A.B21" office:value-type="string">
            <text:p text:style-name="P84">SHAPE3</text:p>
          </table:table-cell>
          <table:table-cell table:style-name="Table_5f_Appendix-A.C21" office:value-type="string">
            <text:p text:style-name="Table_20_Contents"/>
          </table:table-cell>
          <table:table-cell table:style-name="Table_5f_Appendix-A.D21" office:value-type="string">
            <text:p text:style-name="P77"/>
          </table:table-cell>
          <table:table-cell table:style-name="Table_5f_Appendix-A.E21" office:value-type="string">
            <text:p text:style-name="P77"/>
          </table:table-cell>
          <table:covered-table-cell/>
        </table:table-row>
      </table:table>
      <text:p text:style-name="P37"/>
      <text:p text:style-name="P37"/>
      <text:p text:style-name="P65"><text:span text:style-name="T59">F</text:span><text:span text:style-name="T61">or </text:span><text:span text:style-name="T100">ROUND</text:span><text:span text:style-name="T61"> shape </text:span><text:span text:style-name="T65">(example of directly getting value from Column M):</text:span></text:p>
      <text:p text:style-name="P65"><text:span text:style-name="T61">for the data </text:span><text:span text:style-name="T64">across</text:span><text:span text:style-name="T61"> both pages taken together, since there is at least one value with a valid IT&lt;&lt;some-number&gt;&gt;. </text:span><text:span text:style-name="T64">So we can directly find the Tolerance value using only column M and</text:span><text:span text:style-name="T61"> we do not care about the values in columns J and K. We see that the minimum IT value is 8. So the Tolerance value </text:span><text:span text:style-name="T64">will be</text:span><text:span text:style-name="T61"> IT8 </text:span><text:span text:style-name="T68">for ROUND shape</text:span><text:span text:style-name="T61"> </text:span><text:span text:style-name="T71">i.e. </text:span><text:span text:style-name="T95">Dimension_Type_Round_Tolerance = “IT8”.</text:span></text:p>
      <text:p text:style-name="P36">Dimension_Type_Round_Count = 5 + 2 = 7.</text:p>
      <text:p text:style-name="P52"/>
      <text:p text:style-name="P45"><text:span text:style-name="T61">F</text:span><text:span text:style-name="T58">or </text:span><text:span text:style-name="T99">NOMINAL</text:span><text:span text:style-name="T58"> shape </text:span><text:span text:style-name="T65">(example of needing to columns J and K)</text:span><text:span text:style-name="T58">:</text:span></text:p>
      <text:p text:style-name="P65"><text:span text:style-name="T60">we see that all the values </text:span><text:span text:style-name="T64">in column M</text:span><text:span text:style-name="T60"> are either blank or like IT?. </text:span><text:span text:style-name="T64">Not even one data row has a value that matches a pattern like IT&lt;&lt;some-number&gt;&gt;.</text:span><text:span text:style-name="T60"> So we cannot find the Tolerance value directly from data in Column M. We need to look at the values in Columns J and K. <text:line-break/></text:span><text:span text:style-name="T65">For row items 3 and 13, we can treat the blank values in columns J or K as zero, as there is a value present for one of these columns. But we do not treat the values of columns J and K as zero for the row items 1, 12, 14, 16, and 17 – as both values are missing together.<text:line-break/></text:span><text:span text:style-name="T66">Therefore, the deviations for row items are:<text:line-break/>for rows 1, 12, 14, 16, and 17 = cannot compute as both are missing</text:span></text:p>
      <text:p text:style-name="P65"><text:span text:style-name="T66">for row 2 = 0.</text:span><text:span text:style-name="T67">0</text:span><text:span text:style-name="T66">5 - (-0.</text:span><text:span text:style-name="T67">0</text:span><text:span text:style-name="T66">5) = +</text:span><text:span text:style-name="T67">0.</text:span><text:span text:style-name="T66">1<text:line-break/>for row 3 = <text:s/>0 - <text:s/>(-1.5) = +1.5</text:span></text:p>
      <text:p text:style-name="P53">for row 11 = <text:s/>+2.5 - <text:s/>(0) = +2.5</text:p>
      <text:p text:style-name="P65"><text:span text:style-name="T66">for row 13 = <text:s/>+0.75 - <text:s/>(0) = </text:span><text:span text:style-name="T67">+0.7</text:span><text:span text:style-name="T66">5</text:span></text:p>
      <text:p text:style-name="P47"><text:span text:style-name="T66">f</text:span><text:span text:style-name="T58">or row 15 = +0.1 - (-0.025) = +0.125</text:span></text:p>
      <text:p text:style-name="P65"><text:span text:style-name="T68">The lowest subtraction value is +0.1. So the Tolerance value will be 0.1 for NOMINAL shape </text:span><text:span text:style-name="T72">i.e. </text:span><text:span text:style-name="T95">Dimension_Type_</text:span><text:span text:style-name="T96">Nominal</text:span><text:span text:style-name="T95">_Tolerance = </text:span><text:span text:style-name="T96">0.1</text:span><text:span text:style-name="T95">.</text:span></text:p>
      <text:p text:style-name="P65"><text:span text:style-name="T95">Dimension_Type_</text:span><text:span text:style-name="T96">Nominal</text:span><text:span text:style-name="T95">_Count = </text:span><text:span text:style-name="T96">3</text:span><text:span text:style-name="T95"> + </text:span><text:span text:style-name="T96">7</text:span><text:span text:style-name="T95"> = </text:span><text:span text:style-name="T96">10</text:span><text:span text:style-name="T95">.</text:span></text:p>
      <text:p text:style-name="P54"/>
      <text:p text:style-name="P65"><text:soft-page-break/><text:span text:style-name="T68">F</text:span><text:span text:style-name="T73">or SHAPE3 shape, we have no data for column M and for columns J &amp; K. So we cannot determine the tolerance at all. So the Tolerance value will be blank for this SHAPE3 shape </text:span><text:span text:style-name="T72">i.e. </text:span><text:span text:style-name="T95">Dimension_Type_</text:span><text:span text:style-name="T96">Shape3</text:span><text:span text:style-name="T95">_Tolerance = “”.</text:span></text:p>
      <text:p text:style-name="P38"><text:span text:style-name="T95">Dimension_Type_</text:span><text:span text:style-name="T96">Shape3</text:span><text:span text:style-name="T95">_Count = </text:span><text:span text:style-name="T97">2</text:span><text:span text:style-name="T95"> + </text:span><text:span text:style-name="T96">1</text:span><text:span text:style-name="T95"> = </text:span><text:span text:style-name="T96">3</text:span><text:span text:style-name="T95">.</text:span></text:p>
      <text:p text:style-name="P37"/>
      <text:p text:style-name="P48"><text:span text:style-name="T109">Appendix-</text:span><text:span text:style-name="T110">B</text:span></text:p>
      <text:p text:style-name="P40"><text:span text:style-name="T62">In this example, “Don’t care” </text:span><text:span text:style-name="T70">in the table</text:span><text:span text:style-name="T62"> means there could actually be a value but we </text:span><text:span text:style-name="T70">should be ignoring</text:span><text:span text:style-name="T62"> it.</text:span></text:p>
      <text:p text:style-name="P39"/>
      <text:p text:style-name="P57"><text:span text:style-name="T59">Suppose some top-level result directory, </text:span><text:span text:style-name="T69">information in the “Measures” sheets of all pages together as per the examples below</text:span><text:span text:style-name="T59">. </text:span><text:span text:style-name="T69">In the two cases mentioned below, there are some row items where the Column F value is ROUND. But suppose there are no row items with Column F as ROUND, then the </text:span><text:span text:style-name="T128">Inclined_Drilling_Count</text:span><text:span text:style-name="T69"> = 0 and </text:span><text:span text:style-name="T128">Inclined_Drilling_</text:span><text:span text:style-name="T131">Values</text:span><text:span text:style-name="T69"> = “”.</text:span></text:p>
      <text:p text:style-name="P49"/>
      <text:p text:style-name="P55">The CUTOFF_INCLINED_DRILLING_POSITION_DIFFERENCE = 4.</text:p>
      <text:p text:style-name="P50"/>
      <text:p text:style-name="P57"><text:span text:style-name="T124">Case 1: </text:span><text:span text:style-name="T119">E</text:span><text:span text:style-name="T120">xample </text:span><text:span text:style-name="T121">where</text:span><text:span text:style-name="T120"> </text:span><text:span text:style-name="T122">only </text:span><text:span text:style-name="T121">3</text:span><text:span text:style-name="T122"> row items meet the cutoff require</text:span><text:span text:style-name="T121">ment</text:span><text:span text:style-name="T122">.</text:span></text:p>
      <text:p text:style-name="P62"><text:span text:style-name="T132">We only consider row-items with column F value as ROUND and ignore all other row-items. Out of the 6 such row-items, o</text:span><text:span text:style-name="T134">nly row-items 3, 4, and 8 meet the two conditions mentioned earlier. But row-items 1, 6, and 9 do not meet the two conditions simultaneously.<text:line-break/></text:span><text:span text:style-name="T127">So </text:span><text:span text:style-name="T128">Inclined_Drilling_Count = 3 </text:span><text:span text:style-name="T129">and Inclined_Drilling_Values </text:span><text:span text:style-name="T133">=</text:span><text:span text:style-name="T129"> “Ø40, Ø22.5 +0.5/0</text:span><text:span text:style-name="T127">, [ Ø7 ]</text:span><text:span text:style-name="T129">”.</text:span></text:p>
      <text:p text:style-name="P55"/>
      <text:p text:style-name="P104">Appendix B Table-1</text:p>
      <table:table table:name="Table3_PosOnSecExample" table:style-name="Table3_5f_PosOnSecExample">
        <table:table-column table:style-name="Table3_5f_PosOnSecExample.A"/>
        <table:table-column table:style-name="Table3_5f_PosOnSecExample.B"/>
        <table:table-column table:style-name="Table3_5f_PosOnSecExample.C"/>
        <table:table-column table:style-name="Table3_5f_PosOnSecExample.D"/>
        <table:table-column table:style-name="Table3_5f_PosOnSecExample.E"/>
        <table:table-row table:style-name="Table3_5f_PosOnSecExample.1">
          <table:table-cell table:style-name="Table3_5f_PosOnSecExample.A1" office:value-type="string">
            <text:p text:style-name="P87">SN</text:p>
          </table:table-cell>
          <table:table-cell table:style-name="Table3_5f_PosOnSecExample.A1" office:value-type="string">
            <text:p text:style-name="P87">Column F</text:p>
          </table:table-cell>
          <table:table-cell table:style-name="Table3_5f_PosOnSecExample.A1" office:value-type="string">
            <text:p text:style-name="P87">Column D</text:p>
          </table:table-cell>
          <table:table-cell table:style-name="Table3_5f_PosOnSecExample.A1" office:value-type="string">
            <text:p text:style-name="P87">Column B</text:p>
          </table:table-cell>
          <table:table-cell table:style-name="Table3_5f_PosOnSecExample.A1" office:value-type="string">
            <text:p text:style-name="P87">Notes</text:p>
          </table:table-cell>
        </table:table-row>
        <table:table-row table:style-name="TableLine94331370393216">
          <table:table-cell table:style-name="Table3_5f_PosOnSecExample.A10" office:value-type="string">
            <text:p text:style-name="P97">1</text:p>
          </table:table-cell>
          <table:table-cell table:style-name="Table3_5f_PosOnSecExample.B10" office:value-type="string">
            <text:p text:style-name="P95">ROUND</text:p>
          </table:table-cell>
          <table:table-cell table:style-name="Table3_5f_PosOnSecExample.C10" office:value-type="string">
            <text:p text:style-name="P97">((10, 14), (11, 13))</text:p>
          </table:table-cell>
          <table:table-cell table:style-name="Table3_5f_PosOnSecExample.D10" office:value-type="string">
            <text:p text:style-name="Table_20_Contents">MAX. Ø7</text:p>
          </table:table-cell>
          <table:table-cell table:style-name="Table3_5f_PosOnSecExample.E10" table:number-rows-spanned="9" office:value-type="string">
            <text:p text:style-name="P97">Aggregated info from one or more pages for some Result</text:p>
          </table:table-cell>
        </table:table-row>
        <table:table-row table:style-name="TableLine94331370396032">
          <table:table-cell table:style-name="Table3_5f_PosOnSecExample.A10" office:value-type="string">
            <text:p text:style-name="P97">2</text:p>
          </table:table-cell>
          <table:table-cell table:style-name="Table3_5f_PosOnSecExample.B10" office:value-type="string">
            <text:p text:style-name="P95">NOMINAL</text:p>
          </table:table-cell>
          <table:table-cell table:style-name="Table3_5f_PosOnSecExample.C10" office:value-type="string">
            <text:p text:style-name="P95">Don’t care</text:p>
          </table:table-cell>
          <table:table-cell table:style-name="Table3_5f_PosOnSecExample.D10" office:value-type="string">
            <text:p text:style-name="P77">Don’t care</text:p>
          </table:table-cell>
          <table:covered-table-cell/>
        </table:table-row>
        <table:table-row table:style-name="TableLine94331370397120">
          <table:table-cell table:style-name="Table3_5f_PosOnSecExample.A10" office:value-type="string">
            <text:p text:style-name="P97">3</text:p>
          </table:table-cell>
          <table:table-cell table:style-name="Table3_5f_PosOnSecExample.B10" office:value-type="string">
            <text:p text:style-name="P95">ROUND</text:p>
          </table:table-cell>
          <table:table-cell table:style-name="Table3_5f_PosOnSecExample.C10" office:value-type="string">
            <text:p text:style-name="P97">((<text:span text:style-name="T113">10, 14</text:span>), (<text:span text:style-name="T113">20, 24</text:span>))</text:p>
          </table:table-cell>
          <table:table-cell table:style-name="Table3_5f_PosOnSecExample.D10" office:value-type="string">
            <text:p text:style-name="Table_20_Contents">Ø40</text:p>
          </table:table-cell>
          <table:covered-table-cell/>
        </table:table-row>
        <table:table-row table:style-name="TableLine94331370398608">
          <table:table-cell table:style-name="Table3_5f_PosOnSecExample.A10" office:value-type="string">
            <text:p text:style-name="P97">4</text:p>
          </table:table-cell>
          <table:table-cell table:style-name="Table3_5f_PosOnSecExample.B10" office:value-type="string">
            <text:p text:style-name="P95">ROUND</text:p>
          </table:table-cell>
          <table:table-cell table:style-name="Table3_5f_PosOnSecExample.C10" office:value-type="string">
            <text:p text:style-name="P97">((<text:span text:style-name="T118">100, 200</text:span>), (<text:span text:style-name="T118">105, 195</text:span>))</text:p>
          </table:table-cell>
          <table:table-cell table:style-name="Table3_5f_PosOnSecExample.D10" office:value-type="string">
            <text:p text:style-name="Table_20_Contents">Ø22.5 +0.5/0</text:p>
          </table:table-cell>
          <table:covered-table-cell/>
        </table:table-row>
        <table:table-row table:style-name="TableLine94331370400048">
          <table:table-cell table:style-name="Table3_5f_PosOnSecExample.A10" office:value-type="string">
            <text:p text:style-name="P97">5</text:p>
          </table:table-cell>
          <table:table-cell table:style-name="Table3_5f_PosOnSecExample.B10" office:value-type="string">
            <text:p text:style-name="P95">NOMINAL</text:p>
          </table:table-cell>
          <table:table-cell table:style-name="Table3_5f_PosOnSecExample.C10" office:value-type="string">
            <text:p text:style-name="P95">Don’t care</text:p>
          </table:table-cell>
          <table:table-cell table:style-name="Table3_5f_PosOnSecExample.D10" office:value-type="string">
            <text:p text:style-name="P77">Don’t care</text:p>
          </table:table-cell>
          <table:covered-table-cell/>
        </table:table-row>
        <table:table-row table:style-name="TableLine94331370401440">
          <table:table-cell table:style-name="Table3_5f_PosOnSecExample.A10" office:value-type="string">
            <text:p text:style-name="P97">6</text:p>
          </table:table-cell>
          <table:table-cell table:style-name="Table3_5f_PosOnSecExample.B10" office:value-type="string">
            <text:p text:style-name="P95">ROUND</text:p>
          </table:table-cell>
          <table:table-cell table:style-name="Table3_5f_PosOnSecExample.C10" office:value-type="string">
            <text:p text:style-name="P98"><text:span text:style-name="T111">((</text:span><text:span text:style-name="T118">101, 203</text:span><text:span text:style-name="T111">), (</text:span><text:span text:style-name="T118">99, 205</text:span><text:span text:style-name="T111">))</text:span></text:p>
          </table:table-cell>
          <table:table-cell table:style-name="Table3_5f_PosOnSecExample.D10" office:value-type="string">
            <text:p text:style-name="P98">Ø<text:span text:style-name="T111">6</text:span></text:p>
          </table:table-cell>
          <table:covered-table-cell/>
        </table:table-row>
        <table:table-row table:style-name="TableLine94331370403200">
          <table:table-cell table:style-name="Table3_5f_PosOnSecExample.A10" office:value-type="string">
            <text:p text:style-name="P97">7</text:p>
          </table:table-cell>
          <table:table-cell table:style-name="Table3_5f_PosOnSecExample.B10" office:value-type="string">
            <text:p text:style-name="P96">NOMINAL</text:p>
          </table:table-cell>
          <table:table-cell table:style-name="Table3_5f_PosOnSecExample.C10" office:value-type="string">
            <text:p text:style-name="P95">Don’t care</text:p>
          </table:table-cell>
          <table:table-cell table:style-name="Table3_5f_PosOnSecExample.D10" office:value-type="string">
            <text:p text:style-name="P77">Don’t care</text:p>
          </table:table-cell>
          <table:covered-table-cell/>
        </table:table-row>
        <table:table-row table:style-name="TableLine94331370404960">
          <table:table-cell table:style-name="Table3_5f_PosOnSecExample.A10" office:value-type="string">
            <text:p text:style-name="P97">8</text:p>
          </table:table-cell>
          <table:table-cell table:style-name="Table3_5f_PosOnSecExample.B10" office:value-type="string">
            <text:p text:style-name="P95">ROUND</text:p>
          </table:table-cell>
          <table:table-cell table:style-name="Table3_5f_PosOnSecExample.C10" office:value-type="string">
            <text:p text:style-name="P97">((<text:span text:style-name="T118">300, 150</text:span>), (<text:span text:style-name="T118">375, 156</text:span>))</text:p>
          </table:table-cell>
          <table:table-cell table:style-name="Table3_5f_PosOnSecExample.D10" office:value-type="string">
            <text:p text:style-name="Table_20_Contents">[ Ø7 ]</text:p>
          </table:table-cell>
          <table:covered-table-cell/>
        </table:table-row>
        <table:table-row table:style-name="TableLine94331370406640">
          <table:table-cell table:style-name="Table3_5f_PosOnSecExample.A10" office:value-type="string">
            <text:p text:style-name="P97">9</text:p>
          </table:table-cell>
          <table:table-cell table:style-name="Table3_5f_PosOnSecExample.B10" office:value-type="string">
            <text:p text:style-name="P95">ROUND</text:p>
          </table:table-cell>
          <table:table-cell table:style-name="Table3_5f_PosOnSecExample.C10" office:value-type="string">
            <text:p text:style-name="P97">((<text:span text:style-name="T118">0, 0</text:span>), (<text:span text:style-name="T118">2</text:span><text:span text:style-name="T148">0</text:span><text:span text:style-name="T118">, 4</text:span>))</text:p>
          </table:table-cell>
          <table:table-cell table:style-name="Table3_5f_PosOnSecExample.D10" office:value-type="string">
            <text:p text:style-name="Table_20_Contents">Ø24 ±0.5</text:p>
          </table:table-cell>
          <table:covered-table-cell/>
        </table:table-row>
      </table:table>
      <text:p text:style-name="P49"/>
      <text:p text:style-name="P63"><text:span text:style-name="T124">Case 2: </text:span><text:span text:style-name="T119">E</text:span><text:span text:style-name="T120">xample where </text:span><text:span text:style-name="T126">n</text:span><text:span text:style-name="T125">one</text:span><text:span text:style-name="T122"> of the row items </text:span><text:span text:style-name="T123">meet the cutoff requirement.</text:span><text:span text:style-name="T120"><text:line-break/></text:span><text:span text:style-name="T132">We only consider row-items with column F value as ROUND and ignore all other row-items. Out of the </text:span><text:span text:style-name="T135">3</text:span><text:span text:style-name="T132"> such row-items, </text:span><text:span text:style-name="T135">none of them meet our two conditions </text:span><text:span text:style-name="T136">at the same time</text:span><text:span text:style-name="T135">.</text:span><text:span text:style-name="T132"><text:line-break/></text:span><text:span text:style-name="T127">So </text:span><text:span text:style-name="T128">Inclined_Drilling_Count = 0 </text:span><text:span text:style-name="T127">and I</text:span><text:span text:style-name="T129">nclined_Drilling_Values </text:span><text:span text:style-name="T130">=</text:span><text:span text:style-name="T129"> “”.</text:span></text:p>
      <text:p text:style-name="P55"/>
      <text:p text:style-name="P104">Appendix B Table-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8">SN</text:p>
          </table:table-cell>
          <table:table-cell table:style-name="Table2.A1" office:value-type="string">
            <text:p text:style-name="P88">Column F</text:p>
          </table:table-cell>
          <table:table-cell table:style-name="Table2.A1" office:value-type="string">
            <text:p text:style-name="P88">Column D</text:p>
          </table:table-cell>
          <table:table-cell table:style-name="Table2.A1" office:value-type="string">
            <text:p text:style-name="P88">Column B</text:p>
          </table:table-cell>
          <table:table-cell table:style-name="Table2.A1" office:value-type="string">
            <text:p text:style-name="P88">Notes</text:p>
          </table:table-cell>
        </table:table-row>
        <table:table-row table:style-name="TableLine94331370449776">
          <table:table-cell table:style-name="Table2.A9" office:value-type="string">
            <text:p text:style-name="P97">1</text:p>
          </table:table-cell>
          <table:table-cell table:style-name="Table2.B9" office:value-type="string">
            <text:p text:style-name="P96">ROUND</text:p>
          </table:table-cell>
          <table:table-cell table:style-name="Table2.C9" office:value-type="string">
            <text:p text:style-name="P98"><text:span text:style-name="T111">((</text:span><text:span text:style-name="T112">2</text:span><text:span text:style-name="T111">0, </text:span><text:span text:style-name="T112">2</text:span><text:span text:style-name="T111">4), (</text:span><text:span text:style-name="T112">2</text:span><text:span text:style-name="T111">1, </text:span><text:span text:style-name="T112">2</text:span><text:span text:style-name="T111">3))</text:span></text:p>
          </table:table-cell>
          <table:table-cell table:style-name="Table2.D9" office:value-type="string">
            <text:p text:style-name="P98">MAX. Ø7</text:p>
          </table:table-cell>
          <table:table-cell table:style-name="Table2.E9" table:number-rows-spanned="8" office:value-type="string">
            <text:p text:style-name="P97">Aggregated info from one or more pages for some Result</text:p>
          </table:table-cell>
        </table:table-row>
        <table:table-row table:style-name="TableLine94331370451408">
          <table:table-cell table:style-name="Table2.A9" office:value-type="string">
            <text:p text:style-name="P97">2</text:p>
          </table:table-cell>
          <table:table-cell table:style-name="Table2.B9" office:value-type="string">
            <text:p text:style-name="P96">NOMINAL</text:p>
          </table:table-cell>
          <table:table-cell table:style-name="Table2.C9" office:value-type="string">
            <text:p text:style-name="P96">Don’t care</text:p>
          </table:table-cell>
          <table:table-cell table:style-name="Table2.D9" office:value-type="string">
            <text:p text:style-name="P78">Don’t care</text:p>
          </table:table-cell>
          <table:covered-table-cell/>
        </table:table-row>
        <table:table-row table:style-name="TableLine94331370452432">
          <table:table-cell table:style-name="Table2.A9" office:value-type="string">
            <text:p text:style-name="P97">3</text:p>
          </table:table-cell>
          <table:table-cell table:style-name="Table2.B9" office:value-type="string">
            <text:p text:style-name="P96">ROUND</text:p>
          </table:table-cell>
          <table:table-cell table:style-name="Table2.C9" office:value-type="string">
            <text:p text:style-name="P99"><text:span text:style-name="T111">((10, 14), (</text:span><text:span text:style-name="T112">11</text:span><text:span text:style-name="T111">, </text:span><text:span text:style-name="T112">13</text:span><text:span text:style-name="T111">))</text:span></text:p>
          </table:table-cell>
          <table:table-cell table:style-name="Table2.D9" office:value-type="string">
            <text:p text:style-name="P98">Ø40</text:p>
          </table:table-cell>
          <table:covered-table-cell/>
        </table:table-row>
        <table:table-row table:style-name="TableLine94331370453856">
          <table:table-cell table:style-name="Table2.A9" office:value-type="string">
            <text:p text:style-name="P97">4</text:p>
          </table:table-cell>
          <table:table-cell table:style-name="Table2.B9" office:value-type="string">
            <text:p text:style-name="P96">NOMINAL</text:p>
          </table:table-cell>
          <table:table-cell table:style-name="Table2.C9" office:value-type="string">
            <text:p text:style-name="P96">Don’t care</text:p>
          </table:table-cell>
          <table:table-cell table:style-name="Table2.D9" office:value-type="string">
            <text:p text:style-name="P78">Don’t care</text:p>
          </table:table-cell>
          <table:covered-table-cell/>
        </table:table-row>
        <table:table-row table:style-name="TableLine94331370455232">
          <table:table-cell table:style-name="Table2.A9" office:value-type="string">
            <text:p text:style-name="P97">5</text:p>
          </table:table-cell>
          <table:table-cell table:style-name="Table2.B9" office:value-type="string">
            <text:p text:style-name="P96">NOMINAL</text:p>
          </table:table-cell>
          <table:table-cell table:style-name="Table2.C9" office:value-type="string">
            <text:p text:style-name="P96">Don’t care</text:p>
          </table:table-cell>
          <table:table-cell table:style-name="Table2.D9" office:value-type="string">
            <text:p text:style-name="P78">Don’t care</text:p>
          </table:table-cell>
          <table:covered-table-cell/>
        </table:table-row>
        <table:table-row table:style-name="TableLine94331370456560">
          <table:table-cell table:style-name="Table2.A9" office:value-type="string">
            <text:p text:style-name="P97">6</text:p>
          </table:table-cell>
          <table:table-cell table:style-name="Table2.B9" office:value-type="string">
            <text:p text:style-name="P96">NOMINAL</text:p>
          </table:table-cell>
          <table:table-cell table:style-name="Table2.C9" office:value-type="string">
            <text:p text:style-name="P96">Don’t care</text:p>
          </table:table-cell>
          <table:table-cell table:style-name="Table2.D9" office:value-type="string">
            <text:p text:style-name="P78">Don’t care</text:p>
          </table:table-cell>
          <table:covered-table-cell/>
        </table:table-row>
        <table:table-row table:style-name="TableLine94331370457936">
          <table:table-cell table:style-name="Table2.A9" office:value-type="string">
            <text:p text:style-name="P97">7</text:p>
          </table:table-cell>
          <table:table-cell table:style-name="Table2.B9" office:value-type="string">
            <text:p text:style-name="P96">ROUND</text:p>
          </table:table-cell>
          <table:table-cell table:style-name="Table2.C9" office:value-type="string">
            <text:p text:style-name="P99"><text:span text:style-name="T111">((</text:span><text:span text:style-name="T112">5</text:span><text:span text:style-name="T111">0, </text:span><text:span text:style-name="T112">78</text:span><text:span text:style-name="T111">), (</text:span><text:span text:style-name="T112">5</text:span><text:span text:style-name="T149">2</text:span><text:span text:style-name="T111">, </text:span><text:span text:style-name="T149">1</text:span><text:span text:style-name="T112">06</text:span><text:span text:style-name="T111">))</text:span></text:p>
          </table:table-cell>
          <table:table-cell table:style-name="Table2.D9" office:value-type="string">
            <text:p text:style-name="P100">[ Ø7 ]</text:p>
          </table:table-cell>
          <table:covered-table-cell/>
        </table:table-row>
        <table:table-row table:style-name="TableLine94331370459312">
          <table:table-cell table:style-name="Table2.A9" office:value-type="string">
            <text:p text:style-name="P97">8</text:p>
          </table:table-cell>
          <table:table-cell table:style-name="Table2.B9" office:value-type="string">
            <text:p text:style-name="P96">NOMINAL</text:p>
          </table:table-cell>
          <table:table-cell table:style-name="Table2.C9" office:value-type="string">
            <text:p text:style-name="P96">Don’t care</text:p>
          </table:table-cell>
          <table:table-cell table:style-name="Table2.D9" office:value-type="string">
            <text:p text:style-name="P78">Don’t care</text:p>
          </table:table-cell>
          <table:covered-table-cell/>
        </table:table-row>
      </table:table>
      <text:p text:style-name="P50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32:15.717088155</meta:creation-date>
    <meta:generator>LibreOffice/6.4.7.2$Linux_X86_64 LibreOffice_project/40$Build-2</meta:generator>
    <dc:date>2023-04-11T11:07:40.405546547</dc:date>
    <meta:editing-duration>P1DT22H27M46S</meta:editing-duration>
    <meta:editing-cycles>128</meta:editing-cycles>
    <meta:document-statistic meta:table-count="4" meta:image-count="0" meta:object-count="0" meta:page-count="6" meta:paragraph-count="270" meta:word-count="2344" meta:character-count="13471" meta:non-whitespace-character-count="11381"/>
  </office:meta>
</office:document-meta>
</file>